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NewPS-BoldMT" svg:font-family="CourierNewPS-BoldMT"/>
    <style:font-face style:name="Mangal1" svg:font-family="Mangal"/>
    <style:font-face style:name="TimesNewRomanPS-BoldMT" svg:font-family="TimesNewRomanPS-BoldMT"/>
    <style:font-face style:name="TimesNewRomanPS-ItalicMT"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imesNewRomanPSMT1" svg:font-family="TimesNewRomanPSMT" style:font-family-generic="roman"/>
    <style:font-face style:name="ＭＳ 明朝" svg:font-family="'ＭＳ 明朝', 'MS Mincho'" style:font-family-generic="roman"/>
    <style:font-face style:name="TimesNewRomanPS-ItalicMT1" svg:font-family="TimesNewRomanPS-ItalicMT" style:font-family-generic="script"/>
    <style:font-face style:name="Arial1" svg:font-family="Arial" style:font-family-generic="swiss"/>
    <style:font-face style:name="Arial,Bold" svg:font-family="'Arial,Bold'" style:font-family-generic="swiss"/>
    <style:font-face style:name="Courier" svg:font-family="Courier" style:font-family-generic="modern" style:font-pitch="fixed"/>
    <style:font-face style:name="Courier New" svg:font-family="'Courier New'" style:font-adornments="Bold" style:font-family-generic="modern" style:font-pitch="fixed"/>
    <style:font-face style:name="CourierNewPSMT" svg:font-family="CourierNewPSMT"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1" style:family="table">
      <style:table-properties style:width="15cm" table:align="margins" style:writing-mode="lr-tb"/>
    </style:style>
    <style:style style:name="表1.A" style:family="table-column">
      <style:table-column-properties style:column-width="5.001cm" style:rel-column-width="21845*"/>
    </style:style>
    <style:style style:name="表1.A1" style:family="table-cell">
      <style:table-cell-properties fo:padding="0.097cm" fo:border-left="0.05pt solid #000000" fo:border-right="none" fo:border-top="0.05pt solid #000000" fo:border-bottom="0.05pt solid #000000"/>
    </style:style>
    <style:style style:name="表1.C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bold" style:letter-kerning="true" style:font-size-asian="12pt" style:font-weight-asian="bold"/>
    </style:style>
    <style:style style:name="P2" style:family="paragraph" style:parent-style-name="Standard">
      <style:paragraph-properties fo:text-align="center" style:justify-single-word="false"/>
      <style:text-properties fo:font-size="12pt" fo:font-weight="bold" style:letter-kerning="true" style:font-size-asian="12pt" style:language-asian="zh" style:country-asian="CN" style:font-weight-asian="bold"/>
    </style:style>
    <style:style style:name="P3" style:family="paragraph" style:parent-style-name="Standard">
      <style:text-properties style:font-name-asian="SimSun" style:language-asian="zh" style:country-asian="CN"/>
    </style:style>
    <style:style style:name="P4" style:family="paragraph" style:parent-style-name="Standard">
      <style:text-properties style:font-name-asian="SimSun" style:language-asian="zh" style:country-asian="CN" style:font-size-complex="10.5pt"/>
    </style:style>
    <style:style style:name="P5" style:family="paragraph" style:parent-style-name="Standard">
      <style:paragraph-properties fo:text-align="end" style:justify-single-word="false"/>
      <style:text-properties style:font-name-asian="SimSun" style:language-asian="zh" style:country-asian="CN" style:font-size-complex="10.5pt"/>
    </style:style>
    <style:style style:name="P6" style:family="paragraph" style:parent-style-name="Standard">
      <style:paragraph-properties fo:text-align="start" style:justify-single-word="false"/>
      <style:text-properties style:font-name-asian="SimSun" style:language-asian="zh" style:country-asian="CN" style:font-size-complex="10.5pt"/>
    </style:style>
    <style:style style:name="P7" style:family="paragraph" style:parent-style-name="Standard">
      <style:text-properties officeooo:paragraph-rsid="0016cff2" style:font-name-asian="SimSun" style:language-asian="zh" style:country-asian="CN"/>
    </style:style>
    <style:style style:name="P8" style:family="paragraph" style:parent-style-name="Standard">
      <style:text-properties officeooo:paragraph-rsid="002690fd" style:font-name-asian="SimSun" style:language-asian="zh" style:country-asian="CN"/>
    </style:style>
    <style:style style:name="P9" style:family="paragraph" style:parent-style-name="Standard">
      <style:text-properties officeooo:paragraph-rsid="002bcd1e" style:font-name-asian="SimSun" style:language-asian="zh" style:country-asian="CN"/>
    </style:style>
    <style:style style:name="P10" style:family="paragraph" style:parent-style-name="Standard">
      <style:paragraph-properties fo:text-align="start" style:justify-single-word="false" style:text-autospace="none"/>
      <style:text-properties style:font-name-asian="SimSun" style:language-asian="zh" style:country-asian="CN"/>
    </style:style>
    <style:style style:name="P11" style:family="paragraph" style:parent-style-name="Standard">
      <style:text-properties officeooo:paragraph-rsid="0030eeca" style:font-name-asian="SimSun" style:language-asian="zh" style:country-asian="CN"/>
    </style:style>
    <style:style style:name="P12" style:family="paragraph" style:parent-style-name="Standard">
      <style:text-properties officeooo:paragraph-rsid="003473e9" style:font-name-asian="SimSun" style:language-asian="zh" style:country-asian="CN"/>
    </style:style>
    <style:style style:name="P13" style:family="paragraph" style:parent-style-name="Standard">
      <style:text-properties officeooo:paragraph-rsid="003835e0" style:font-name-asian="SimSun" style:language-asian="zh" style:country-asian="CN"/>
    </style:style>
    <style:style style:name="P14" style:family="paragraph" style:parent-style-name="Standard">
      <style:text-properties officeooo:paragraph-rsid="0078885e" style:font-name-asian="SimSun"/>
    </style:style>
    <style:style style:name="P15" style:family="paragraph" style:parent-style-name="Standard">
      <style:text-properties officeooo:paragraph-rsid="007b768e" style:font-name-asian="SimSun"/>
    </style:style>
    <style:style style:name="P16" style:family="paragraph" style:parent-style-name="Standard">
      <style:text-properties officeooo:paragraph-rsid="007d37fc" style:font-name-asian="SimSun"/>
    </style:style>
    <style:style style:name="P17" style:family="paragraph" style:parent-style-name="Standard">
      <style:text-properties officeooo:paragraph-rsid="00801e27" style:font-name-asian="SimSun"/>
    </style:style>
    <style:style style:name="P18" style:family="paragraph" style:parent-style-name="Standard">
      <style:text-properties officeooo:paragraph-rsid="00809557" style:font-name-asian="SimSun"/>
    </style:style>
    <style:style style:name="P19" style:family="paragraph" style:parent-style-name="Standard">
      <style:text-properties officeooo:paragraph-rsid="0081702e" style:font-name-asian="SimSun"/>
    </style:style>
    <style:style style:name="P20" style:family="paragraph" style:parent-style-name="Standard">
      <style:text-properties officeooo:paragraph-rsid="00841e8d" style:font-name-asian="SimSun"/>
    </style:style>
    <style:style style:name="P21" style:family="paragraph" style:parent-style-name="Standard">
      <style:text-properties fo:font-size="9pt" officeooo:paragraph-rsid="002e7856" style:font-name-asian="TimesNewRomanPSMT1" style:font-size-asian="9pt" style:font-size-complex="9pt"/>
    </style:style>
    <style:style style:name="P22" style:family="paragraph" style:parent-style-name="Standard">
      <style:text-properties fo:font-size="9pt" officeooo:paragraph-rsid="0016cff2" style:font-name-asian="TimesNewRomanPSMT1" style:font-size-asian="9pt" style:language-asian="zh" style:country-asian="CN" style:font-size-complex="9pt"/>
    </style:style>
    <style:style style:name="P23" style:family="paragraph" style:parent-style-name="Standard">
      <style:paragraph-properties fo:text-align="start" style:justify-single-word="false" style:text-autospace="none"/>
      <style:text-properties fo:color="#ff0000" style:font-name="TimesNewRomanPSMT" fo:font-size="10pt" style:letter-kerning="true" style:font-name-asian="SimSun" style:font-size-asian="10pt" style:language-asian="zh" style:country-asian="CN" style:font-name-complex="TimesNewRomanPSMT" style:font-size-complex="10pt"/>
    </style:style>
    <style:style style:name="P24" style:family="paragraph" style:parent-style-name="Standard">
      <style:text-properties fo:font-size="10.5pt" officeooo:paragraph-rsid="0016cff2" style:font-name-asian="SimSun" style:font-size-asian="10.5pt" style:language-asian="zh" style:country-asian="CN" style:font-size-complex="10.5pt"/>
    </style:style>
    <style:style style:name="P25" style:family="paragraph" style:parent-style-name="Standard">
      <style:text-properties fo:font-size="10.5pt" officeooo:paragraph-rsid="0074fd22" style:font-name-asian="SimSun" style:font-size-asian="10.5pt" style:language-asian="zh" style:country-asian="CN" style:font-size-complex="10.5pt"/>
    </style:style>
    <style:style style:name="P26" style:family="paragraph" style:parent-style-name="Standard">
      <style:text-properties fo:font-size="10.5pt" officeooo:paragraph-rsid="007577a7" style:font-name-asian="SimSun" style:font-size-asian="10.5pt" style:language-asian="zh" style:country-asian="CN" style:font-size-complex="10.5pt"/>
    </style:style>
    <style:style style:name="P27" style:family="paragraph" style:parent-style-name="Standard">
      <style:paragraph-properties fo:text-align="start" style:justify-single-word="false" style:text-autospace="none"/>
      <style:text-properties fo:font-size="10.5pt" officeooo:paragraph-rsid="007d004c" style:font-name-asian="SimSun" style:font-size-asian="10.5pt" style:language-asian="zh" style:country-asian="CN" style:font-size-complex="10.5pt"/>
    </style:style>
    <style:style style:name="P28" style:family="paragraph" style:parent-style-name="Standard">
      <style:text-properties fo:font-size="10.5pt" officeooo:paragraph-rsid="00801e27" style:font-name-asian="SimSun" style:font-size-asian="10.5pt" style:language-asian="zh" style:country-asian="CN" style:font-size-complex="10.5pt"/>
    </style:style>
    <style:style style:name="P29" style:family="paragraph" style:parent-style-name="Standard">
      <style:text-properties fo:font-size="10.5pt" officeooo:paragraph-rsid="00882815" style:font-name-asian="SimSun" style:font-size-asian="10.5pt" style:language-asian="zh" style:country-asian="CN" style:font-size-complex="10.5pt"/>
    </style:style>
    <style:style style:name="P30" style:family="paragraph" style:parent-style-name="Standard">
      <style:text-properties fo:font-size="10.5pt" officeooo:paragraph-rsid="0076c057" style:font-name-asian="SimSun" style:font-size-asian="10.5pt" style:font-size-complex="10.5pt"/>
    </style:style>
    <style:style style:name="P31" style:family="paragraph" style:parent-style-name="Standard">
      <style:text-properties fo:font-size="10.5pt" officeooo:paragraph-rsid="0078885e" style:font-name-asian="SimSun" style:font-size-asian="10.5pt" style:font-size-complex="10.5pt"/>
    </style:style>
    <style:style style:name="P32" style:family="paragraph" style:parent-style-name="Standard">
      <style:text-properties fo:font-size="10.5pt" officeooo:paragraph-rsid="007c0c19" style:font-name-asian="SimSun" style:font-size-asian="10.5pt" style:font-size-complex="10.5pt"/>
    </style:style>
    <style:style style:name="P33" style:family="paragraph" style:parent-style-name="Standard">
      <style:paragraph-properties fo:text-align="start" style:justify-single-word="false" style:text-autospace="none"/>
      <style:text-properties fo:font-size="10.5pt" officeooo:paragraph-rsid="007d004c" style:font-name-asian="SimSun" style:font-size-asian="10.5pt" style:font-size-complex="10.5pt"/>
    </style:style>
    <style:style style:name="P34" style:family="paragraph" style:parent-style-name="Standard">
      <style:text-properties fo:font-size="10.5pt" officeooo:paragraph-rsid="007e30fd" style:font-name-asian="SimSun" style:font-size-asian="10.5pt" style:font-size-complex="10.5pt"/>
    </style:style>
    <style:style style:name="P35" style:family="paragraph" style:parent-style-name="Standard">
      <style:text-properties fo:font-size="10.5pt" officeooo:paragraph-rsid="007f3dd3" style:font-name-asian="SimSun" style:font-size-asian="10.5pt" style:font-size-complex="10.5pt"/>
    </style:style>
    <style:style style:name="P36" style:family="paragraph" style:parent-style-name="Standard">
      <style:text-properties fo:font-size="10.5pt" officeooo:paragraph-rsid="007c0c19" style:font-name-asian="SimSun1" style:font-size-asian="10.5pt" style:font-size-complex="10.5pt"/>
    </style:style>
    <style:style style:name="P37" style:family="paragraph" style:parent-style-name="Standard">
      <style:text-properties fo:font-size="10.5pt" officeooo:paragraph-rsid="007cd08c" style:font-name-asian="SimSun1" style:font-size-asian="10.5pt" style:font-size-complex="10.5pt"/>
    </style:style>
    <style:style style:name="P38" style:family="paragraph" style:parent-style-name="Standard">
      <style:text-properties fo:font-size="10.5pt" style:font-name-asian="TimesNewRomanPSMT1" style:font-size-asian="10.5pt" style:font-size-complex="10.5pt"/>
    </style:style>
    <style:style style:name="P39" style:family="paragraph" style:parent-style-name="Standard">
      <style:text-properties fo:font-size="10.5pt" officeooo:paragraph-rsid="002e7856" style:font-name-asian="TimesNewRomanPSMT1" style:font-size-asian="10.5pt" style:font-size-complex="10.5pt"/>
    </style:style>
    <style:style style:name="P40" style:family="paragraph" style:parent-style-name="Standard">
      <style:text-properties fo:font-size="10.5pt" officeooo:paragraph-rsid="0030eeca" style:font-name-asian="TimesNewRomanPSMT1" style:font-size-asian="10.5pt" style:font-size-complex="10.5pt"/>
    </style:style>
    <style:style style:name="P41" style:family="paragraph" style:parent-style-name="Standard">
      <style:text-properties fo:font-size="10.5pt" officeooo:paragraph-rsid="002e7856" style:font-name-asian="TimesNewRomanPSMT1" style:font-size-asian="10.5pt" style:language-asian="zh" style:country-asian="CN" style:font-size-complex="10.5pt"/>
    </style:style>
    <style:style style:name="P42" style:family="paragraph" style:parent-style-name="Standard">
      <style:text-properties fo:font-size="10.5pt" fo:font-weight="normal" style:font-name-asian="TimesNewRomanPSMT1" style:font-size-asian="10.5pt" style:language-asian="zh" style:country-asian="CN" style:font-weight-asian="normal" style:font-size-complex="10.5pt" style:font-weight-complex="normal"/>
    </style:style>
    <style:style style:name="P43" style:family="paragraph" style:parent-style-name="Standard">
      <style:text-properties fo:color="#0000ff" style:font-name-asian="TimesNewRoman" style:font-size-complex="10pt"/>
    </style:style>
    <style:style style:name="P44" style:family="paragraph" style:parent-style-name="Standard">
      <style:text-properties style:use-window-font-color="true" fo:language="en" fo:country="US" style:letter-kerning="true" style:language-asian="ja" style:country-asian="JP" style:font-size-complex="12pt" style:language-complex="ar" style:country-complex="SA"/>
    </style:style>
    <style:style style:name="P45" style:family="paragraph" style:parent-style-name="Standard">
      <style:text-properties style:use-window-font-color="true" style:font-name="Times New Roman1" fo:font-size="10.5pt" fo:font-weight="bold" officeooo:paragraph-rsid="0016cff2" style:font-name-asian="TimesNewRomanPS-BoldMT" style:font-size-asian="10.5pt" style:language-asian="zh" style:country-asian="CN" style:font-weight-asian="bold" style:font-name-complex="TimesNewRomanPS-BoldMT" style:font-size-complex="10.5pt" style:font-weight-complex="bold"/>
    </style:style>
    <style:style style:name="P46" style:family="paragraph" style:parent-style-name="Standard">
      <style:paragraph-properties style:text-autospace="none"/>
      <style:text-properties style:use-window-font-color="true" style:font-name="Times New Roman1" fo:font-size="10.5pt" fo:font-weight="bold" style:font-name-asian="TimesNewRomanPS-BoldMT" style:font-size-asian="10.5pt" style:font-weight-asian="bold" style:font-size-complex="10.5pt" style:font-weight-complex="bold"/>
    </style:style>
    <style:style style:name="P47" style:family="paragraph" style:parent-style-name="Standard">
      <style:paragraph-properties fo:text-align="start" style:justify-single-word="false" style:text-autospace="none"/>
      <style:text-properties style:use-window-font-color="true" style:font-name="Times New Roman1" fo:font-size="10.5pt" fo:font-weight="bold" style:font-name-asian="TimesNewRomanPS-BoldMT" style:font-size-asian="10.5pt" style:font-weight-asian="bold" style:font-name-complex="TimesNewRomanPS-BoldMT" style:font-size-complex="10.5pt" style:font-weight-complex="bold"/>
    </style:style>
    <style:style style:name="P48" style:family="paragraph" style:parent-style-name="Standard">
      <style:paragraph-properties fo:text-align="center" style:justify-single-word="false"/>
      <style:text-properties style:font-name="Arial,Bold" fo:font-size="40pt" fo:font-weight="bold" style:letter-kerning="true" style:font-name-asian="Arial,Bold" style:font-size-asian="40pt" style:font-weight-asian="bold" style:font-name-complex="Arial,Bold" style:font-size-complex="40pt" style:font-weight-complex="bold"/>
    </style:style>
    <style:style style:name="P49" style:family="paragraph" style:parent-style-name="Standard">
      <style:paragraph-properties fo:text-align="center" style:justify-single-word="false"/>
      <style:text-properties style:font-name="Arial1" fo:font-size="20pt" fo:font-weight="bold" style:letter-kerning="true" style:font-name-asian="Arial1" style:font-size-asian="20pt" style:font-weight-asian="bold" style:font-name-complex="Arial1" style:font-size-complex="20pt"/>
    </style:style>
    <style:style style:name="P50" style:family="paragraph" style:parent-style-name="Standard">
      <style:paragraph-properties fo:text-align="center" style:justify-single-word="false"/>
      <style:text-properties style:font-name="Century" fo:font-size="12pt" fo:font-weight="bold" style:font-size-asian="12pt" style:font-weight-asian="bold" style:font-size-complex="12pt"/>
    </style:style>
    <style:style style:name="P51" style:family="paragraph" style:parent-style-name="Standard">
      <style:text-properties officeooo:paragraph-rsid="00841e8d" style:font-name-asian="SimSun1"/>
    </style:style>
    <style:style style:name="P52" style:family="paragraph" style:parent-style-name="Standard">
      <style:text-properties officeooo:paragraph-rsid="008758db" style:font-name-asian="SimSun1"/>
    </style:style>
    <style:style style:name="P53" style:family="paragraph" style:parent-style-name="Standard">
      <style:paragraph-properties style:text-autospace="none"/>
      <style:text-properties style:font-name="Times New Roman1" fo:font-size="10.5pt" fo:font-weight="bold" style:font-name-asian="TimesNewRomanPS-BoldMT" style:font-size-asian="10.5pt" style:font-weight-asian="bold" style:font-size-complex="10.5pt" style:font-weight-complex="bold"/>
    </style:style>
    <style:style style:name="P54" style:family="paragraph" style:parent-style-name="Standard">
      <style:paragraph-properties fo:text-align="start" style:justify-single-word="false" style:text-autospace="none"/>
      <style:text-properties style:font-name="Times New Roman1" fo:font-size="10.5pt" fo:font-weight="bold" style:font-name-asian="TimesNewRomanPS-BoldMT" style:font-size-asian="10.5pt" style:font-weight-asian="bold" style:font-name-complex="TimesNewRomanPS-BoldMT" style:font-size-complex="10.5pt" style:font-weight-complex="bold"/>
    </style:style>
    <style:style style:name="P55" style:family="paragraph" style:parent-style-name="Standard">
      <style:text-properties style:font-name="Times New Roman1" fo:font-size="10.5pt" fo:font-weight="bold" officeooo:paragraph-rsid="002f221a" style:font-name-asian="TimesNewRomanPS-BoldMT" style:font-size-asian="10.5pt" style:font-weight-asian="bold" style:font-name-complex="TimesNewRomanPS-BoldMT" style:font-size-complex="10.5pt" style:font-weight-complex="bold"/>
    </style:style>
    <style:style style:name="P56" style:family="paragraph" style:parent-style-name="Standard">
      <style:text-properties style:font-name="Times New Roman1" fo:font-size="10.5pt" fo:font-weight="bold" officeooo:paragraph-rsid="0016cff2" style:font-name-asian="TimesNewRomanPS-BoldMT" style:font-size-asian="10.5pt" style:language-asian="zh" style:country-asian="CN" style:font-weight-asian="bold" style:font-name-complex="TimesNewRomanPS-BoldMT" style:font-size-complex="10.5pt" style:font-weight-complex="bold"/>
    </style:style>
    <style:style style:name="P57" style:family="paragraph" style:parent-style-name="Standard">
      <style:text-properties style:font-name-asian="TimesNewRomanPSMT1"/>
    </style:style>
    <style:style style:name="P58" style:family="paragraph" style:parent-style-name="Standard">
      <style:text-properties officeooo:paragraph-rsid="0074fd22" style:font-name-asian="TimesNewRomanPSMT1"/>
    </style:style>
    <style:style style:name="P59" style:family="paragraph" style:parent-style-name="Standard">
      <style:text-properties officeooo:paragraph-rsid="0030eeca" style:font-name-asian="TimesNewRomanPSMT1"/>
    </style:style>
    <style:style style:name="P60" style:family="paragraph" style:parent-style-name="Standard">
      <style:paragraph-properties fo:text-align="start" style:justify-single-word="false" style:text-autospace="none"/>
      <style:text-properties style:font-name="Courier New" fo:font-size="10.5pt" fo:font-weight="bold" style:font-name-asian="TimesNewRomanPS-BoldMT" style:font-size-asian="10.5pt" style:font-weight-asian="bold" style:font-name-complex="TimesNewRomanPS-BoldMT" style:font-size-complex="10.5pt" style:font-weight-complex="bold"/>
    </style:style>
    <style:style style:name="P61" style:family="paragraph" style:parent-style-name="Standard">
      <style:paragraph-properties fo:text-align="start" style:justify-single-word="false" style:text-autospace="none"/>
      <style:text-properties style:font-name="Courier New" fo:font-size="10.5pt" fo:font-weight="bold" officeooo:paragraph-rsid="007b768e" style:font-name-asian="TimesNewRomanPS-BoldMT" style:font-size-asian="10.5pt" style:font-weight-asian="bold" style:font-name-complex="TimesNewRomanPS-BoldMT" style:font-size-complex="10.5pt" style:font-weight-complex="bold"/>
    </style:style>
    <style:style style:name="P62" style:family="paragraph" style:parent-style-name="Standard">
      <style:paragraph-properties style:text-autospace="none"/>
      <style:text-properties style:font-name="Courier New" fo:font-size="10.5pt" fo:font-weight="bold" style:font-name-asian="TimesNewRomanPS-BoldMT" style:font-size-asian="10.5pt" style:font-weight-asian="bold" style:font-name-complex="TimesNewRomanPS-BoldMT" style:font-size-complex="10.5pt" style:font-weight-complex="bold"/>
    </style:style>
    <style:style style:name="P63" style:family="paragraph" style:parent-style-name="Standard">
      <style:paragraph-properties fo:text-align="start" style:justify-single-word="false" style:text-autospace="none"/>
      <style:text-properties style:font-name="Courier New" fo:font-size="10.5pt" fo:font-weight="bold" style:font-name-asian="TimesNewRomanPS-BoldMT" style:font-size-asian="10.5pt" style:language-asian="zh" style:country-asian="CN" style:font-weight-asian="bold" style:font-name-complex="TimesNewRomanPS-BoldMT" style:font-size-complex="10.5pt" style:font-weight-complex="bold"/>
    </style:style>
    <style:style style:name="P64" style:family="paragraph" style:parent-style-name="Standard">
      <style:text-properties style:font-name="Arial2" fo:font-size="10.5pt" fo:font-weight="normal" officeooo:paragraph-rsid="002e7856" style:font-name-asian="TimesNewRomanPS-BoldMT" style:font-size-asian="10.5pt" style:language-asian="zh" style:country-asian="CN" style:font-weight-asian="normal" style:font-name-complex="TimesNewRomanPS-BoldMT" style:font-size-complex="10.5pt" style:font-weight-complex="normal"/>
    </style:style>
    <style:style style:name="P65" style:family="paragraph" style:parent-style-name="Standard">
      <style:text-properties style:font-name="Arial2" fo:font-weight="normal" style:font-name-asian="TimesNewRomanPS-BoldMT" style:language-asian="zh" style:country-asian="CN" style:font-weight-asian="normal" style:font-name-complex="TimesNewRomanPS-BoldMT" style:font-size-complex="10.5pt" style:font-weight-complex="normal"/>
    </style:style>
    <style:style style:name="P66" style:family="paragraph" style:parent-style-name="Standard">
      <style:text-properties style:font-name="Arial2" fo:font-weight="normal" officeooo:paragraph-rsid="008758db" style:font-name-asian="TimesNewRomanPS-BoldMT" style:language-asian="zh" style:country-asian="CN" style:font-weight-asian="normal" style:font-name-complex="TimesNewRomanPS-BoldMT" style:font-size-complex="10.5pt" style:font-weight-complex="normal"/>
    </style:style>
    <style:style style:name="P67" style:family="paragraph" style:parent-style-name="Standard">
      <style:text-properties fo:font-weight="normal" style:font-name-asian="SimSun1" style:language-asian="zh" style:country-asian="CN" style:font-weight-asian="normal" style:font-weight-complex="normal"/>
    </style:style>
    <style:style style:name="P68" style:family="paragraph" style:parent-style-name="Standard">
      <style:text-properties fo:font-weight="normal" officeooo:paragraph-rsid="008603d1" style:font-name-asian="SimSun1" style:language-asian="zh" style:country-asian="CN" style:font-weight-asian="normal" style:font-weight-complex="normal"/>
    </style:style>
    <style:style style:name="P69" style:family="paragraph" style:parent-style-name="Standard">
      <style:text-properties fo:font-size="11pt" fo:font-weight="normal" officeooo:paragraph-rsid="008758db" style:font-name-asian="SimSun1" style:font-size-asian="11pt" style:language-asian="zh" style:country-asian="CN" style:font-weight-asian="normal" style:font-size-complex="11pt" style:font-weight-complex="normal"/>
    </style:style>
    <style:style style:name="P70" style:family="paragraph" style:parent-style-name="Table_20_Contents">
      <style:paragraph-properties fo:text-align="center" style:justify-single-word="false" style:text-autospace="none"/>
      <style:text-properties style:use-window-font-color="true" style:font-name="Courier New" fo:font-size="10.5pt" fo:font-weight="bold" style:font-name-asian="CourierNewPS-BoldMT" style:font-size-asian="10.5pt" style:font-weight-asian="bold" style:font-name-complex="CourierNewPS-BoldMT" style:font-size-complex="10.5pt" style:font-weight-complex="bold"/>
    </style:style>
    <style:style style:name="P71" style:family="paragraph" style:parent-style-name="Standard">
      <style:paragraph-properties fo:text-align="justify" style:justify-single-word="false" fo:orphans="0" fo:widows="0" style:writing-mode="lr-tb"/>
      <style:text-properties style:use-window-font-color="true" style:font-name="SimSun1" fo:font-size="10.5pt" fo:language="en" fo:country="US" fo:font-weight="normal" style:letter-kerning="true" style:font-name-asian="SimSun1" style:font-size-asian="10.5pt" style:language-asian="ja" style:country-asian="JP" style:font-weight-asian="normal" style:font-name-complex="TimesNewRoman,Bold" style:font-size-complex="10.5pt" style:language-complex="ar" style:country-complex="SA" style:font-weight-complex="normal"/>
    </style:style>
    <style:style style:name="P72" style:family="paragraph" style:parent-style-name="Standard">
      <style:paragraph-properties fo:text-align="justify" style:justify-single-word="false" fo:orphans="0" fo:widows="0" style:writing-mode="lr-tb"/>
      <style:text-properties style:use-window-font-color="true" style:font-name="SimSun1" fo:font-size="10.5pt" fo:language="en" fo:country="US" fo:font-weight="normal" officeooo:paragraph-rsid="007b768e" style:letter-kerning="true" style:font-name-asian="SimSun1" style:font-size-asian="10.5pt" style:language-asian="zh" style:country-asian="CN" style:font-weight-asian="normal" style:font-name-complex="TimesNewRoman,Bold" style:font-size-complex="10.5pt" style:language-complex="ar" style:country-complex="SA" style:font-weight-complex="normal"/>
    </style:style>
    <style:style style:name="P73" style:family="paragraph" style:parent-style-name="Standard">
      <style:paragraph-properties fo:text-align="justify" style:justify-single-word="false" fo:orphans="0" fo:widows="0" style:writing-mode="lr-tb"/>
      <style:text-properties style:use-window-font-color="true" style:font-name="SimSun1" fo:font-size="10.5pt" officeooo:paragraph-rsid="007b768e" style:font-name-asian="SimSun1" style:font-size-asian="10.5pt" style:font-name-complex="TimesNewRoman,Bold" style:font-size-complex="10.5pt"/>
    </style:style>
    <style:style style:name="P74" style:family="paragraph" style:parent-style-name="Standard">
      <style:paragraph-properties fo:text-align="justify" style:justify-single-word="false" fo:orphans="0" fo:widows="0" style:writing-mode="lr-tb"/>
      <style:text-properties style:use-window-font-color="true" style:font-name="Arial2" fo:font-size="10.5pt" fo:language="en" fo:country="US" fo:font-weight="normal" style:letter-kerning="true" style:font-name-asian="TimesNewRomanPS-BoldMT" style:font-size-asian="10.5pt" style:language-asian="ja" style:country-asian="JP" style:font-weight-asian="normal" style:font-name-complex="TimesNewRomanPS-BoldMT" style:font-size-complex="10.5pt" style:language-complex="ar" style:country-complex="SA" style:font-weight-complex="normal"/>
    </style:style>
    <style:style style:name="P75" style:family="paragraph" style:parent-style-name="Standard">
      <style:paragraph-properties fo:text-align="justify" style:justify-single-word="false" fo:orphans="0" fo:widows="0" style:writing-mode="lr-tb"/>
      <style:text-properties style:use-window-font-color="true" style:font-name="Courier New" fo:font-size="10.5pt" fo:language="en" fo:country="US" fo:font-weight="bold" style:letter-kerning="true" style:font-name-asian="TimesNewRomanPS-BoldMT" style:font-size-asian="10.5pt" style:language-asian="ja" style:country-asian="JP" style:font-weight-asian="bold" style:font-name-complex="TimesNewRomanPS-BoldMT" style:font-size-complex="10.5pt" style:language-complex="ar" style:country-complex="SA" style:font-weight-complex="bold"/>
    </style:style>
    <style:style style:name="P76" style:family="paragraph" style:parent-style-name="Standard">
      <style:paragraph-properties fo:text-align="justify" style:justify-single-word="false" fo:orphans="0" fo:widows="0" style:writing-mode="lr-tb"/>
      <style:text-properties style:font-name="TimesNewRomanPSMT1" fo:font-size="9pt" style:font-name-asian="TimesNewRomanPSMT1" style:font-size-asian="9pt" style:font-name-complex="TimesNewRomanPSMT1" style:font-size-complex="9pt"/>
    </style:style>
    <style:style style:name="P77" style:family="paragraph" style:parent-style-name="Standard">
      <style:paragraph-properties fo:text-align="justify" style:justify-single-word="false" fo:orphans="0" fo:widows="0" style:writing-mode="lr-tb"/>
      <style:text-properties fo:font-size="9pt" style:font-name-asian="TimesNewRomanPSMT1" style:font-size-asian="9pt" style:font-size-complex="9pt"/>
    </style:style>
    <style:style style:name="P78" style:family="paragraph" style:parent-style-name="Standard">
      <style:text-properties style:font-name="TimesNewRomanPSMT1" fo:font-size="9pt" style:font-name-asian="SimSun1" style:font-size-asian="9pt" style:language-asian="zh" style:country-asian="CN" style:font-name-complex="TimesNewRomanPSMT1" style:font-size-complex="9pt"/>
    </style:style>
    <style:style style:name="P79" style:family="paragraph" style:parent-style-name="Standard">
      <style:paragraph-properties style:text-autospace="none"/>
      <style:text-properties style:font-name="Times New Roman1" fo:font-size="10.5pt" fo:font-weight="bold" style:font-name-asian="TimesNewRomanPS-BoldMT" style:font-size-asian="10.5pt" style:font-weight-asian="bold" style:font-name-complex="TimesNewRomanPS-BoldMT" style:font-size-complex="10.5pt" style:font-weight-complex="bold"/>
    </style:style>
    <style:style style:name="P80" style:family="paragraph" style:parent-style-name="Standard">
      <style:text-properties style:font-name="Times New Roman1" fo:font-size="10.5pt" fo:font-weight="bold" officeooo:paragraph-rsid="0017e4ef" style:font-name-asian="TimesNewRomanPS-BoldMT" style:font-size-asian="10.5pt" style:language-asian="zh" style:country-asian="CN" style:font-weight-asian="bold" style:font-name-complex="TimesNewRomanPS-BoldMT" style:font-size-complex="10.5pt" style:font-weight-complex="bold"/>
    </style:style>
    <style:style style:name="P81" style:family="paragraph" style:parent-style-name="Standard">
      <style:text-properties style:font-name="Times New Roman1" fo:font-size="10.5pt" fo:font-weight="bold" officeooo:paragraph-rsid="002bcd1e" style:font-name-asian="TimesNewRomanPS-BoldMT" style:font-size-asian="10.5pt" style:language-asian="zh" style:country-asian="CN" style:font-weight-asian="bold" style:font-name-complex="TimesNewRomanPS-BoldMT" style:font-size-complex="10.5pt" style:font-weight-complex="bold"/>
    </style:style>
    <style:style style:name="P82" style:family="paragraph" style:parent-style-name="Standard">
      <style:text-properties style:font-name="Times New Roman1" fo:font-size="10.5pt" fo:font-weight="bold" officeooo:paragraph-rsid="0030eeca" style:font-name-asian="TimesNewRomanPS-BoldMT" style:font-size-asian="10.5pt" style:language-asian="zh" style:country-asian="CN" style:font-weight-asian="bold" style:font-name-complex="TimesNewRomanPS-BoldMT" style:font-size-complex="10.5pt" style:font-weight-complex="bold"/>
    </style:style>
    <style:style style:name="P83" style:family="paragraph" style:parent-style-name="Standard">
      <style:text-properties fo:font-size="10.5pt" officeooo:paragraph-rsid="0016cff2" style:font-name-asian="SimSun" style:font-size-asian="10.5pt" style:language-asian="zh" style:country-asian="CN" style:font-size-complex="10.5pt"/>
    </style:style>
    <style:style style:name="P84" style:family="paragraph" style:parent-style-name="Standard">
      <style:text-properties fo:font-size="10.5pt" officeooo:paragraph-rsid="0017e4ef" style:font-name-asian="SimSun" style:font-size-asian="10.5pt" style:language-asian="zh" style:country-asian="CN" style:font-size-complex="10.5pt"/>
    </style:style>
    <style:style style:name="P85" style:family="paragraph" style:parent-style-name="Standard">
      <style:text-properties fo:font-size="10.5pt" officeooo:paragraph-rsid="002d6c6c" style:font-name-asian="SimSun" style:font-size-asian="10.5pt" style:language-asian="zh" style:country-asian="CN" style:font-size-complex="10.5pt"/>
    </style:style>
    <style:style style:name="P86" style:family="paragraph" style:parent-style-name="Standard">
      <style:text-properties fo:font-size="10.5pt" officeooo:paragraph-rsid="002f221a" style:font-name-asian="SimSun" style:font-size-asian="10.5pt" style:language-asian="zh" style:country-asian="CN" style:font-size-complex="10.5pt"/>
    </style:style>
    <style:style style:name="P87" style:family="paragraph" style:parent-style-name="Standard">
      <style:text-properties fo:font-size="10.5pt" officeooo:paragraph-rsid="002f6195" style:font-name-asian="SimSun" style:font-size-asian="10.5pt" style:language-asian="zh" style:country-asian="CN" style:font-size-complex="10.5pt"/>
    </style:style>
    <style:style style:name="P88" style:family="paragraph" style:parent-style-name="Standard">
      <style:text-properties fo:font-size="10.5pt" officeooo:paragraph-rsid="0030eeca" style:font-name-asian="SimSun" style:font-size-asian="10.5pt" style:language-asian="zh" style:country-asian="CN" style:font-size-complex="10.5pt"/>
    </style:style>
    <style:style style:name="P89" style:family="paragraph" style:parent-style-name="Standard">
      <style:text-properties fo:font-size="10.5pt" officeooo:paragraph-rsid="00377e76" style:font-name-asian="SimSun" style:font-size-asian="10.5pt" style:language-asian="zh" style:country-asian="CN" style:font-size-complex="10.5pt"/>
    </style:style>
    <style:style style:name="P90" style:family="paragraph" style:parent-style-name="Standard">
      <style:text-properties fo:font-size="10.5pt" officeooo:paragraph-rsid="003a1440" style:font-name-asian="SimSun" style:font-size-asian="10.5pt" style:language-asian="zh" style:country-asian="CN" style:font-size-complex="10.5pt"/>
    </style:style>
    <style:style style:name="P91" style:family="paragraph" style:parent-style-name="Standard">
      <style:text-properties fo:font-size="10.5pt" officeooo:paragraph-rsid="008b212f" style:font-name-asian="SimSun" style:font-size-asian="10.5pt" style:language-asian="zh" style:country-asian="CN" style:font-size-complex="10.5pt"/>
    </style:style>
    <style:style style:name="P92" style:family="paragraph" style:parent-style-name="Standard">
      <style:text-properties fo:font-size="10.5pt" officeooo:rsid="00618c5d" officeooo:paragraph-rsid="008b212f" style:font-name-asian="SimSun" style:font-size-asian="10.5pt" style:language-asian="zh" style:country-asian="CN" style:font-size-complex="10.5pt"/>
    </style:style>
    <style:style style:name="P93" style:family="paragraph" style:parent-style-name="Standard">
      <style:text-properties fo:font-size="10.5pt" officeooo:paragraph-rsid="008b212f" style:font-name-asian="SimSun" style:font-size-asian="10.5pt" style:font-size-complex="10.5pt"/>
    </style:style>
    <style:style style:name="P94" style:family="paragraph" style:parent-style-name="Standard">
      <style:text-properties fo:font-size="10.5pt" officeooo:paragraph-rsid="008bb7a2" style:font-name-asian="SimSun" style:font-size-asian="10.5pt" style:font-size-complex="10.5pt"/>
    </style:style>
    <style:style style:name="P95" style:family="paragraph" style:parent-style-name="Standard">
      <style:paragraph-properties style:text-autospace="none"/>
      <style:text-properties fo:font-size="10.5pt" officeooo:paragraph-rsid="008b212f" style:font-name-asian="TimesNewRoman,Bold" style:font-size-asian="10.5pt" style:font-size-complex="10.5pt"/>
    </style:style>
    <style:style style:name="P96" style:family="paragraph" style:parent-style-name="Standard">
      <style:text-properties fo:font-size="10.5pt" officeooo:paragraph-rsid="003a1440" style:font-name-asian="TimesNewRoman" style:font-size-asian="10.5pt" style:font-size-complex="10.5pt"/>
    </style:style>
    <style:style style:name="P97" style:family="paragraph" style:parent-style-name="Standard">
      <style:text-properties style:font-name="TimesNewRoman" fo:font-size="10.5pt" officeooo:paragraph-rsid="002e7856" style:font-name-asian="SimSun1" style:font-size-asian="10.5pt" style:language-asian="zh" style:country-asian="CN" style:font-name-complex="TimesNewRoman" style:font-size-complex="10.5pt"/>
    </style:style>
    <style:style style:name="P98" style:family="paragraph" style:parent-style-name="Standard">
      <style:text-properties style:font-name="TimesNewRoman" fo:font-size="10.5pt" officeooo:paragraph-rsid="002f221a" style:font-name-asian="SimSun1" style:font-size-asian="10.5pt" style:language-asian="zh" style:country-asian="CN" style:font-name-complex="TimesNewRoman" style:font-size-complex="10.5pt"/>
    </style:style>
    <style:style style:name="P99" style:family="paragraph" style:parent-style-name="Standard">
      <style:paragraph-properties style:text-autospace="none"/>
      <style:text-properties style:font-name="TimesNewRoman" fo:font-size="10.5pt" officeooo:paragraph-rsid="008b212f" style:font-name-asian="TimesNewRoman" style:font-size-asian="10.5pt" style:font-name-complex="TimesNewRoman" style:font-size-complex="10.5pt"/>
    </style:style>
    <style:style style:name="P100" style:family="paragraph" style:parent-style-name="Standard">
      <style:text-properties style:font-name="TimesNewRoman" fo:font-size="10.5pt" officeooo:paragraph-rsid="008b212f" style:font-name-asian="TimesNewRoman" style:font-size-asian="10.5pt" style:font-name-complex="TimesNewRoman" style:font-size-complex="10.5pt"/>
    </style:style>
    <style:style style:name="P101" style:family="paragraph" style:parent-style-name="Standard">
      <style:text-properties style:font-name="TimesNewRoman" fo:font-size="10.5pt" officeooo:rsid="006348b2" officeooo:paragraph-rsid="008b212f" style:font-name-asian="TimesNewRoman" style:font-size-asian="10.5pt" style:language-asian="zh" style:country-asian="CN" style:font-name-complex="TimesNewRoman" style:font-size-complex="10.5pt"/>
    </style:style>
    <style:style style:name="P102" style:family="paragraph" style:parent-style-name="Standard">
      <style:text-properties style:font-name="Arial2" fo:font-size="10.5pt" fo:font-weight="normal" style:font-name-asian="TimesNewRomanPS-BoldMT" style:font-size-asian="10.5pt" style:language-asian="zh" style:country-asian="CN" style:font-weight-asian="normal" style:font-name-complex="TimesNewRomanPS-BoldMT" style:font-size-complex="10.5pt" style:font-weight-complex="normal"/>
    </style:style>
    <style:style style:name="P103" style:family="paragraph" style:parent-style-name="Standard">
      <style:text-properties style:font-name="Arial2" fo:font-size="10.5pt" fo:font-weight="normal" officeooo:paragraph-rsid="0030eeca" style:font-name-asian="TimesNewRomanPS-BoldMT" style:font-size-asian="10.5pt" style:language-asian="zh" style:country-asian="CN" style:font-weight-asian="normal" style:font-name-complex="TimesNewRomanPS-BoldMT" style:font-size-complex="10.5pt" style:font-weight-complex="normal"/>
    </style:style>
    <style:style style:name="P104" style:family="paragraph" style:parent-style-name="Standard">
      <style:text-properties style:font-name="Arial2" fo:font-size="9pt" fo:font-weight="normal" officeooo:paragraph-rsid="008b212f" style:letter-kerning="true" style:font-name-asian="SimSun" style:font-size-asian="9pt" style:language-asian="zh" style:country-asian="CN" style:font-weight-asian="normal" style:font-size-complex="9pt" style:font-weight-complex="normal"/>
    </style:style>
    <style:style style:name="P105" style:family="paragraph" style:parent-style-name="Standard">
      <style:text-properties style:font-name-asian="SimSun" style:language-asian="zh" style:country-asian="CN"/>
    </style:style>
    <style:style style:name="P106" style:family="paragraph" style:parent-style-name="Standard">
      <style:text-properties officeooo:rsid="006348b2" officeooo:paragraph-rsid="008b212f" style:font-name-asian="SimSun" style:language-asian="zh" style:country-asian="CN"/>
    </style:style>
    <style:style style:name="P107" style:family="paragraph" style:parent-style-name="Standard">
      <style:text-properties officeooo:paragraph-rsid="008b212f" style:font-name-asian="SimSun" style:language-asian="zh" style:country-asian="CN"/>
    </style:style>
    <style:style style:name="P108" style:family="paragraph" style:parent-style-name="Standard">
      <style:text-properties officeooo:rsid="00618c5d" officeooo:paragraph-rsid="008b212f" style:font-name-asian="SimSun" style:language-asian="zh" style:country-asian="CN"/>
    </style:style>
    <style:style style:name="P109" style:family="paragraph" style:parent-style-name="Standard">
      <style:text-properties officeooo:paragraph-rsid="008b212f" style:font-name-asian="SimSun" style:language-asian="zh" style:country-asian="CN" style:font-size-complex="10.5pt"/>
    </style:style>
    <style:style style:name="P110" style:family="paragraph" style:parent-style-name="Standard">
      <style:paragraph-properties fo:text-align="start" style:justify-single-word="false"/>
      <style:text-properties style:font-name-asian="SimSun" style:language-asian="zh" style:country-asian="CN" style:font-size-complex="10.5pt"/>
    </style:style>
    <style:style style:name="P111" style:family="paragraph" style:parent-style-name="Standard">
      <style:text-properties officeooo:rsid="008bb7a2" style:font-name-asian="SimSun" style:language-asian="zh" style:country-asian="CN"/>
    </style:style>
    <style:style style:name="P112" style:family="paragraph" style:parent-style-name="Standard">
      <style:text-properties officeooo:paragraph-rsid="008b212f" style:font-name-asian="SimSun"/>
    </style:style>
    <style:style style:name="P113" style:family="paragraph" style:parent-style-name="Standard">
      <style:text-properties style:font-name="Courier" fo:font-size="10.5pt" fo:font-weight="bold" officeooo:rsid="00377bdc" style:font-name-asian="SimSun1" style:font-size-asian="10.5pt" style:language-asian="zh" style:country-asian="CN" style:font-weight-asian="bold" style:font-name-complex="Courier" style:font-size-complex="10.5pt" style:font-weight-complex="bold"/>
    </style:style>
    <style:style style:name="P114" style:family="paragraph" style:parent-style-name="Standard">
      <style:text-properties style:font-name="Courier" fo:font-size="10.5pt" fo:font-weight="normal" officeooo:rsid="00377bdc" style:font-name-asian="SimSun1" style:font-size-asian="10.5pt" style:language-asian="zh" style:country-asian="CN" style:font-weight-asian="normal" style:font-name-complex="Courier" style:font-size-complex="10.5pt" style:font-weight-complex="normal"/>
    </style:style>
    <style:style style:name="P115" style:family="paragraph" style:parent-style-name="Standard">
      <style:text-properties fo:font-weight="normal" style:font-name-asian="SimSun1" style:language-asian="zh" style:country-asian="CN" style:font-weight-asian="normal" style:font-weight-complex="normal"/>
    </style:style>
    <style:style style:name="P116" style:family="paragraph" style:parent-style-name="Standard">
      <style:text-properties style:use-window-font-color="true" style:font-name="Times New Roman1" fo:font-size="10.5pt" fo:font-weight="bold" officeooo:paragraph-rsid="00377e76" style:font-name-asian="TimesNewRomanPS-BoldMT" style:font-size-asian="10.5pt" style:language-asian="zh" style:country-asian="CN" style:font-weight-asian="bold" style:font-name-complex="TimesNewRomanPS-BoldMT" style:font-size-complex="10.5pt" style:font-weight-complex="bold"/>
    </style:style>
    <style:style style:name="P117" style:family="paragraph" style:parent-style-name="Standard">
      <style:paragraph-properties style:text-autospace="none"/>
      <style:text-properties style:use-window-font-color="true" style:font-name="TimesNewRoman" fo:font-size="10.5pt" officeooo:paragraph-rsid="008b212f" style:font-name-asian="TimesNewRoman" style:font-size-asian="10.5pt" style:font-name-complex="TimesNewRoman" style:font-size-complex="10.5pt"/>
    </style:style>
    <style:style style:name="P118" style:family="paragraph" style:parent-style-name="Standard">
      <style:text-properties style:font-name-asian="TimesNewRoman"/>
    </style:style>
    <style:style style:name="P119" style:family="paragraph" style:parent-style-name="Standard">
      <style:text-properties officeooo:paragraph-rsid="008b212f" style:letter-kerning="true" style:font-name-asian="SimSun" style:language-asian="zh" style:country-asian="CN"/>
    </style:style>
    <style:style style:name="P120" style:family="paragraph" style:parent-style-name="Standard">
      <style:text-properties officeooo:rsid="00618c5d" officeooo:paragraph-rsid="008b212f" style:letter-kerning="true" style:font-name-asian="SimSun" style:language-asian="zh" style:country-asian="CN"/>
    </style:style>
    <style:style style:name="P121" style:family="paragraph" style:parent-style-name="Standard">
      <style:text-properties officeooo:paragraph-rsid="008b212f" style:letter-kerning="true" style:language-asian="zh" style:country-asian="CN"/>
    </style:style>
    <style:style style:name="P122" style:family="paragraph" style:parent-style-name="Standard">
      <style:text-properties fo:font-size="9pt" officeooo:paragraph-rsid="008b212f" style:letter-kerning="true" style:font-name-asian="SimSun" style:font-size-asian="9pt" style:language-asian="zh" style:country-asian="CN" style:font-size-complex="9pt"/>
    </style:style>
    <style:style style:name="P123" style:family="paragraph" style:parent-style-name="Standard">
      <style:text-properties fo:font-size="9pt" officeooo:paragraph-rsid="008b212f" style:font-name-asian="SimSun" style:font-size-asian="9pt" style:language-asian="zh" style:country-asian="CN" style:font-size-complex="9pt"/>
    </style:style>
    <style:style style:name="P124" style:family="paragraph" style:parent-style-name="Standard">
      <style:text-properties fo:font-size="9pt" officeooo:paragraph-rsid="008b212f" style:font-size-asian="9pt" style:font-size-complex="9pt"/>
    </style:style>
    <style:style style:name="P125" style:family="paragraph" style:parent-style-name="Standard">
      <style:text-properties style:font-name="SimSun" fo:font-size="9pt" officeooo:paragraph-rsid="008b212f" style:letter-kerning="true" style:font-name-asian="SimSun" style:font-size-asian="9pt" style:language-asian="zh" style:country-asian="CN" style:font-name-complex="TimesNewRomanPSMT" style:font-size-complex="9pt"/>
    </style:style>
    <style:style style:name="P126" style:family="paragraph" style:parent-style-name="Standard">
      <style:text-properties fo:color="#ff0000" officeooo:paragraph-rsid="008b212f" style:font-name-asian="TimesNewRoman"/>
    </style:style>
    <style:style style:name="P127" style:family="paragraph" style:parent-style-name="Standard">
      <style:paragraph-properties fo:text-align="start" style:justify-single-word="false" style:text-autospace="none"/>
      <style:text-properties style:font-name="TimesNewRoman,Bold" fo:font-size="10.5pt" fo:font-weight="bold" officeooo:paragraph-rsid="008b212f" style:font-name-asian="TimesNewRoman,Bold" style:font-size-asian="10.5pt" style:font-weight-asian="bold" style:font-name-complex="TimesNewRoman,Bold" style:font-size-complex="10.5pt" style:font-weight-complex="bold"/>
    </style:style>
    <style:style style:name="P128" style:family="paragraph" style:parent-style-name="Standard">
      <style:text-properties style:font-name="TimesNewRoman,Bold" fo:font-size="10.5pt" fo:font-weight="bold" officeooo:paragraph-rsid="008b212f" style:font-name-asian="TimesNewRoman,Bold" style:font-size-asian="10.5pt" style:font-weight-asian="bold" style:font-name-complex="TimesNewRoman,Bold" style:font-size-complex="10.5pt" style:font-weight-complex="bold"/>
    </style:style>
    <style:style style:name="P129" style:family="paragraph" style:parent-style-name="Standard">
      <style:text-properties style:font-name="TimesNewRoman,Bold" fo:font-size="12pt" fo:font-weight="bold" style:font-name-asian="TimesNewRoman,Bold" style:font-size-asian="12pt" style:language-asian="zh" style:country-asian="CN" style:font-weight-asian="bold" style:font-name-complex="TimesNewRoman,Bold" style:font-size-complex="12pt" style:font-weight-complex="bold"/>
    </style:style>
    <style:style style:name="P130" style:family="paragraph" style:parent-style-name="Standard">
      <style:text-properties style:language-asian="zh" style:country-asian="CN"/>
    </style:style>
    <style:style style:name="P131" style:family="paragraph" style:parent-style-name="Standard" style:list-style-name="">
      <style:paragraph-properties style:text-autospace="none"/>
      <style:text-properties style:font-name-asian="TimesNewRoman"/>
    </style:style>
    <style:style style:name="P132" style:family="paragraph" style:parent-style-name="Standard">
      <style:paragraph-properties fo:margin-left="0cm" fo:margin-right="0cm" fo:text-align="start" style:justify-single-word="false" fo:text-indent="1.482cm" style:auto-text-indent="false" style:text-autospace="none"/>
      <style:text-properties fo:font-size="10pt" officeooo:paragraph-rsid="008b212f" style:letter-kerning="true" style:font-name-asian="TimesNewRoman" style:font-size-asian="10pt" style:font-size-complex="10pt"/>
    </style:style>
    <style:style style:name="P133" style:family="paragraph" style:parent-style-name="Standard">
      <style:paragraph-properties fo:margin-left="0cm" fo:margin-right="0cm" fo:text-indent="1.482cm" style:auto-text-indent="false"/>
      <style:text-properties fo:font-size="10pt" officeooo:paragraph-rsid="008b212f" style:letter-kerning="true" style:font-name-asian="TimesNewRoman" style:font-size-asian="10pt" style:font-name-complex="TimesNewRomanPSMT" style:font-size-complex="10pt"/>
    </style:style>
    <style:style style:name="P134" style:family="paragraph" style:parent-style-name="Standard">
      <style:paragraph-properties fo:margin-left="0cm" fo:margin-right="0cm" fo:text-indent="1.482cm" style:auto-text-indent="false"/>
      <style:text-properties fo:font-size="10pt" officeooo:paragraph-rsid="008b212f" style:letter-kerning="true" style:font-size-asian="10pt" style:language-asian="zh" style:country-asian="CN" style:font-name-complex="TimesNewRomanPSMT" style:font-size-complex="10pt"/>
    </style:style>
    <style:style style:name="P135" style:family="paragraph" style:parent-style-name="Standard">
      <style:paragraph-properties fo:margin-left="0cm" fo:margin-right="0cm" fo:text-align="start" style:justify-single-word="false" fo:text-indent="1.482cm" style:auto-text-indent="false" style:text-autospace="none"/>
      <style:text-properties fo:font-size="10pt" officeooo:paragraph-rsid="008b212f" style:letter-kerning="true" style:font-size-asian="10pt" style:language-asian="zh" style:country-asian="CN" style:font-size-complex="10pt"/>
    </style:style>
    <style:style style:name="P136" style:family="paragraph" style:parent-style-name="Standard">
      <style:paragraph-properties fo:margin-left="0cm" fo:margin-right="0cm" fo:text-align="start" style:justify-single-word="false" fo:text-indent="1.482cm" style:auto-text-indent="false" style:text-autospace="none"/>
      <style:text-properties fo:font-size="10pt" officeooo:paragraph-rsid="008b212f" style:font-size-asian="10pt" style:font-size-complex="10pt"/>
    </style:style>
    <style:style style:name="P137" style:family="paragraph" style:parent-style-name="Standard">
      <style:paragraph-properties fo:text-align="justify" style:justify-single-word="false" fo:orphans="0" fo:widows="0" style:writing-mode="lr-tb"/>
      <style:text-properties fo:font-size="10.5pt" style:font-name-asian="TimesNewRoman" style:font-size-asian="10.5pt" style:font-size-complex="10.5pt"/>
    </style:style>
    <style:style style:name="P138" style:family="paragraph" style:parent-style-name="Heading_20_1">
      <style:text-properties officeooo:paragraph-rsid="008b212f" style:letter-kerning="true"/>
    </style:style>
    <style:style style:name="P139" style:family="paragraph" style:parent-style-name="Heading_20_1">
      <style:paragraph-properties fo:text-align="justify" style:justify-single-word="false" fo:orphans="0" fo:widows="0" style:writing-mode="lr-tb"/>
      <style:text-properties style:use-window-font-color="true" fo:language="en" fo:country="US" style:letter-kerning="true" style:language-asian="ja" style:country-asian="JP" style:font-size-complex="12pt" style:language-complex="ar" style:country-complex="SA"/>
    </style:style>
    <style:style style:name="P140" style:family="paragraph" style:parent-style-name="Heading_20_1">
      <style:paragraph-properties fo:text-align="justify" style:justify-single-word="false" fo:orphans="0" fo:widows="0" style:writing-mode="lr-tb"/>
      <style:text-properties style:use-window-font-color="true" fo:language="en" fo:country="US" officeooo:paragraph-rsid="008b212f" style:letter-kerning="true" style:language-asian="ja" style:country-asian="JP" style:font-size-complex="12pt" style:language-complex="ar" style:country-complex="SA"/>
    </style:style>
    <style:style style:name="P141" style:family="paragraph" style:parent-style-name="Heading_20_1">
      <style:paragraph-properties fo:text-align="justify" style:justify-single-word="false" fo:orphans="0" fo:widows="0" style:writing-mode="lr-tb"/>
      <style:text-properties style:use-window-font-color="true" style:font-name="Arial2" fo:language="en" fo:country="US" fo:font-weight="normal" style:letter-kerning="true" style:font-name-asian="TimesNewRomanPS-BoldMT" style:language-asian="ja" style:country-asian="JP" style:font-weight-asian="normal" style:font-name-complex="TimesNewRomanPS-BoldMT" style:font-size-complex="12pt" style:language-complex="ar" style:country-complex="SA" style:font-weight-complex="normal"/>
    </style:style>
    <style:style style:name="P142" style:family="paragraph" style:parent-style-name="Heading_20_1">
      <style:paragraph-properties fo:text-align="justify" style:justify-single-word="false" fo:orphans="0" fo:widows="0" style:writing-mode="lr-tb"/>
    </style:style>
    <style:style style:name="P143" style:family="paragraph" style:parent-style-name="Heading_20_1">
      <style:paragraph-properties fo:text-align="justify" style:justify-single-word="false" fo:orphans="0" fo:widows="0" style:writing-mode="lr-tb"/>
      <style:text-properties style:font-name="Arial2" fo:font-weight="normal" style:font-weight-asian="normal" style:font-weight-complex="normal"/>
    </style:style>
    <style:style style:name="P144" style:family="paragraph" style:parent-style-name="Heading_20_1">
      <style:paragraph-properties fo:text-align="justify" style:justify-single-word="false" fo:orphans="0" fo:widows="0" style:writing-mode="lr-tb"/>
      <style:text-properties fo:font-size="12pt" officeooo:paragraph-rsid="008b212f" style:font-size-asian="12pt" style:font-size-complex="12pt"/>
    </style:style>
    <style:style style:name="P145" style:family="paragraph" style:parent-style-name="Heading_20_2">
      <style:text-properties officeooo:paragraph-rsid="008b212f" style:letter-kerning="true" style:language-asian="zh" style:country-asian="CN"/>
    </style:style>
    <style:style style:name="P146" style:family="paragraph" style:parent-style-name="Heading_20_2">
      <style:text-properties officeooo:paragraph-rsid="008b212f"/>
    </style:style>
    <style:style style:name="P147" style:family="paragraph" style:parent-style-name="Heading_20_2">
      <style:paragraph-properties fo:text-align="justify" style:justify-single-word="false" fo:orphans="0" fo:widows="0" style:writing-mode="lr-tb"/>
      <style:text-properties style:use-window-font-color="true" style:font-name="TimesNewRoman,Bold" fo:font-size="10.5pt" fo:language="en" fo:country="US" fo:font-weight="normal"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148" style:family="paragraph" style:parent-style-name="Heading_20_2">
      <style:paragraph-properties fo:text-align="justify" style:justify-single-word="false" fo:orphans="0" fo:widows="0" style:writing-mode="lr-tb"/>
      <style:text-properties style:use-window-font-color="true" style:font-name="TimesNewRoman,Bold" fo:font-size="10.5pt" fo:language="en" fo:country="US" fo:font-weight="normal" officeooo:rsid="0030eeca"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149" style:family="paragraph" style:parent-style-name="Heading_20_2">
      <style:paragraph-properties fo:text-align="justify" style:justify-single-word="false" fo:orphans="0" fo:widows="0" style:writing-mode="lr-tb"/>
      <style:text-properties style:use-window-font-color="true" style:font-name="TimesNewRoman,Bold" fo:font-size="10.5pt" fo:language="en" fo:country="US" fo:font-weight="normal" officeooo:rsid="0030eeca" style:letter-kerning="true" style:font-name-asian="TimesNewRoman,Bold" style:font-size-asian="10.5pt" style:language-asian="zh" style:country-asian="CN" style:font-weight-asian="normal" style:font-name-complex="TimesNewRoman,Bold" style:font-size-complex="10.5pt" style:language-complex="ar" style:country-complex="SA" style:font-weight-complex="normal"/>
    </style:style>
    <style:style style:name="P150" style:family="paragraph" style:parent-style-name="Heading_20_2">
      <style:paragraph-properties fo:text-align="justify" style:justify-single-word="false" fo:orphans="0" fo:widows="0" style:writing-mode="lr-tb"/>
      <style:text-properties style:use-window-font-color="true" style:font-name="TimesNewRoman,Bold" fo:font-size="10.5pt" fo:language="en" fo:country="US" fo:font-weight="normal" officeooo:rsid="00377bdc" style:letter-kerning="true" style:font-name-asian="TimesNewRoman,Bold" style:font-size-asian="10.5pt" style:language-asian="zh" style:country-asian="CN" style:font-weight-asian="normal" style:font-name-complex="TimesNewRoman,Bold" style:font-size-complex="10.5pt" style:language-complex="ar" style:country-complex="SA" style:font-weight-complex="normal"/>
    </style:style>
    <style:style style:name="P151" style:family="paragraph" style:parent-style-name="Heading_20_2">
      <style:paragraph-properties fo:text-align="justify" style:justify-single-word="false" fo:orphans="0" fo:widows="0" style:writing-mode="lr-tb"/>
      <style:text-properties style:use-window-font-color="true" style:font-name="Arial2" fo:font-size="10.5pt" fo:language="en" fo:country="US" fo:font-weight="normal" officeooo:paragraph-rsid="008b212f"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152" style:family="paragraph" style:parent-style-name="Heading_20_2">
      <style:paragraph-properties fo:text-align="justify" style:justify-single-word="false" fo:orphans="0" fo:widows="0" style:writing-mode="lr-tb"/>
      <style:text-properties style:use-window-font-color="true" style:font-name="Arial2" fo:font-size="11pt" fo:language="en" fo:country="US" fo:font-weight="normal" officeooo:paragraph-rsid="008b212f" style:letter-kerning="true" style:font-name-asian="TimesNewRoman,Bold" style:font-size-asian="11pt" style:language-asian="ja" style:country-asian="JP" style:font-weight-asian="normal" style:font-name-complex="TimesNewRoman,Bold" style:font-size-complex="10.5pt" style:language-complex="ar" style:country-complex="SA" style:font-weight-complex="normal"/>
    </style:style>
    <style:style style:name="P153" style:family="paragraph" style:parent-style-name="Heading_20_2">
      <style:paragraph-properties fo:text-align="justify" style:justify-single-word="false" fo:orphans="0" fo:widows="0" style:writing-mode="lr-tb"/>
      <style:text-properties fo:font-size="10.5pt" style:font-name-asian="SimSun" style:font-size-asian="10.5pt" style:language-asian="zh" style:country-asian="CN" style:font-size-complex="10.5pt"/>
    </style:style>
    <style:style style:name="P154" style:family="paragraph" style:parent-style-name="Heading_20_3">
      <style:paragraph-properties fo:margin-left="0cm" fo:margin-right="0cm" fo:text-indent="0cm" style:auto-text-indent="false"/>
      <style:text-properties officeooo:paragraph-rsid="008b212f"/>
    </style:style>
    <style:style style:name="P155" style:family="paragraph" style:parent-style-name="Heading_20_3">
      <style:paragraph-properties fo:margin-left="0cm" fo:margin-right="0cm" fo:text-align="justify" style:justify-single-word="false" fo:orphans="0" fo:widows="0" fo:text-indent="0cm" style:auto-text-indent="false" style:writing-mode="lr-tb"/>
      <style:text-properties style:use-window-font-color="true" style:font-name="Arial2" fo:font-size="10.5pt" fo:language="en" fo:country="US" fo:font-weight="normal" officeooo:paragraph-rsid="008b212f"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156" style:family="paragraph" style:parent-style-name="Heading_20_3">
      <style:paragraph-properties fo:margin-left="0cm" fo:margin-right="0cm" fo:text-align="justify" style:justify-single-word="false" fo:orphans="0" fo:widows="0" fo:text-indent="0cm" style:auto-text-indent="false" style:writing-mode="lr-tb"/>
      <style:text-properties style:use-window-font-color="true" style:font-name="Arial2" fo:font-size="10.5pt" fo:language="en" fo:country="US" fo:font-weight="normal" officeooo:rsid="00618c5d" officeooo:paragraph-rsid="008b212f"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157"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ＭＳ 明朝" style:font-name-complex="ＭＳ 明朝"/>
    </style:style>
    <style:style style:name="T2" style:family="text">
      <style:text-properties style:font-name-asian="Century" style:font-name-complex="Century"/>
    </style:style>
    <style:style style:name="T3" style:family="text">
      <style:text-properties style:font-name-asian="TimesNewRomanPSMT"/>
    </style:style>
    <style:style style:name="T4" style:family="text">
      <style:text-properties fo:font-style="italic" style:font-name-asian="TimesNewRomanPS-ItalicMT1" style:font-style-asian="italic" style:font-name-complex="TimesNewRomanPS-ItalicMT1" style:font-style-complex="italic"/>
    </style:style>
    <style:style style:name="T5" style:family="text">
      <style:text-properties fo:font-style="italic" style:letter-kerning="true" style:font-name-asian="TimesNewRomanPS-ItalicMT" style:font-style-asian="italic" style:font-name-complex="TimesNewRomanPS-ItalicMT" style:font-style-complex="italic"/>
    </style:style>
    <style:style style:name="T6" style:family="text">
      <style:text-properties fo:font-style="italic" style:letter-kerning="true" style:font-name-asian="SimSun" style:language-asian="zh" style:country-asian="CN" style:font-style-asian="italic" style:font-name-complex="TimesNewRomanPS-ItalicMT" style:font-style-complex="italic"/>
    </style:style>
    <style:style style:name="T7" style:family="text">
      <style:text-properties style:font-name-asian="SimSun"/>
    </style:style>
    <style:style style:name="T8" style:family="text">
      <style:text-properties style:font-name-asian="SimSun" style:language-asian="zh" style:country-asian="CN"/>
    </style:style>
    <style:style style:name="T9" style:family="text">
      <style:text-properties officeooo:rsid="00730aa9" style:font-name-asian="SimSun" style:language-asian="zh" style:country-asian="CN"/>
    </style:style>
    <style:style style:name="T10" style:family="text">
      <style:text-properties officeooo:rsid="007f3dd3" style:font-name-asian="SimSun" style:language-asian="zh" style:country-asian="CN"/>
    </style:style>
    <style:style style:name="T11" style:family="text">
      <style:text-properties officeooo:rsid="008bb7a2" style:font-name-asian="SimSun" style:language-asian="zh" style:country-asian="CN"/>
    </style:style>
    <style:style style:name="T12" style:family="text">
      <style:text-properties officeooo:rsid="008bb7a2" style:font-name-asian="SimSun" style:language-asian="zh" style:country-asian="CN" style:font-size-complex="10.5pt"/>
    </style:style>
    <style:style style:name="T13" style:family="text">
      <style:text-properties officeooo:rsid="00618c5d" style:font-name-asian="SimSun" style:language-asian="zh" style:country-asian="CN"/>
    </style:style>
    <style:style style:name="T14" style:family="text">
      <style:text-properties officeooo:rsid="00571645" style:font-name-asian="SimSun"/>
    </style:style>
    <style:style style:name="T15" style:family="text">
      <style:text-properties fo:font-size="10pt" style:font-name-asian="TimesNewRomanPSMT" style:font-size-asian="10pt" style:font-name-complex="TimesNewRomanPSMT" style:font-size-complex="10pt"/>
    </style:style>
    <style:style style:name="T16" style:family="text">
      <style:text-properties fo:font-size="10pt" officeooo:rsid="0008613d" style:font-name-asian="TimesNewRomanPSMT" style:font-size-asian="10pt" style:font-name-complex="TimesNewRomanPSMT" style:font-size-complex="10pt"/>
    </style:style>
    <style:style style:name="T17" style:family="text">
      <style:text-properties fo:font-size="10pt" officeooo:rsid="00618c5d" style:font-name-asian="TimesNewRomanPSMT" style:font-size-asian="10pt" style:font-name-complex="TimesNewRomanPSMT" style:font-size-complex="10pt"/>
    </style:style>
    <style:style style:name="T18" style:family="text">
      <style:text-properties fo:font-size="10pt" style:font-size-asian="10pt"/>
    </style:style>
    <style:style style:name="T19" style:family="text">
      <style:text-properties fo:font-size="10pt" style:font-size-asian="10pt" style:language-asian="zh" style:country-asian="CN"/>
    </style:style>
    <style:style style:name="T20" style:family="text">
      <style:text-properties style:font-name="SimSun" fo:font-size="10pt" style:font-name-asian="SimSun" style:font-size-asian="10pt" style:font-name-complex="TimesNewRomanPSMT" style:font-size-complex="10pt"/>
    </style:style>
    <style:style style:name="T21" style:family="text">
      <style:text-properties style:font-name="SimSun" style:font-name-asian="SimSun" style:font-name-complex="TimesNewRomanPSMT"/>
    </style:style>
    <style:style style:name="T22" style:family="text">
      <style:text-properties style:font-name="SimSun" style:letter-kerning="true" style:font-name-asian="SimSun" style:language-asian="zh" style:country-asian="CN" style:font-name-complex="TimesNewRomanPSMT"/>
    </style:style>
    <style:style style:name="T23" style:family="text">
      <style:text-properties style:font-name="SimSun" officeooo:rsid="00092181" style:letter-kerning="true" style:font-name-asian="SimSun" style:language-asian="zh" style:country-asian="CN" style:font-name-complex="TimesNewRomanPSMT"/>
    </style:style>
    <style:style style:name="T24" style:family="text">
      <style:text-properties style:font-name="TimesNewRomanPSMT" style:font-name-asian="TimesNewRomanPSMT" style:font-name-complex="TimesNewRomanPSMT"/>
    </style:style>
    <style:style style:name="T25" style:family="text">
      <style:text-properties style:font-name="TimesNewRomanPSMT" style:font-name-asian="SimSun" style:font-name-complex="TimesNewRomanPSMT"/>
    </style:style>
    <style:style style:name="T26" style:family="text">
      <style:text-properties style:letter-kerning="true"/>
    </style:style>
    <style:style style:name="T27" style:family="text">
      <style:text-properties style:letter-kerning="true" style:font-name-asian="Arial,Bold" style:font-name-complex="Arial,Bold" style:font-weight-complex="bold"/>
    </style:style>
    <style:style style:name="T28" style:family="text">
      <style:text-properties style:letter-kerning="true" style:font-name-asian="SimSun" style:language-asian="zh" style:country-asian="CN"/>
    </style:style>
    <style:style style:name="T29" style:family="text">
      <style:text-properties officeooo:rsid="0008613d" style:letter-kerning="true" style:font-name-asian="SimSun" style:language-asian="zh" style:country-asian="CN"/>
    </style:style>
    <style:style style:name="T30" style:family="text">
      <style:text-properties officeooo:rsid="00618c5d" style:letter-kerning="true" style:font-name-asian="SimSun" style:language-asian="zh" style:country-asian="CN"/>
    </style:style>
    <style:style style:name="T31" style:family="text">
      <style:text-properties style:letter-kerning="true" style:language-asian="zh" style:country-asian="CN"/>
    </style:style>
    <style:style style:name="T32" style:family="text">
      <style:text-properties officeooo:rsid="0008b36d" style:letter-kerning="true" style:language-asian="zh" style:country-asian="CN"/>
    </style:style>
    <style:style style:name="T33" style:family="text">
      <style:text-properties officeooo:rsid="00092181" style:letter-kerning="true" style:language-asian="zh" style:country-asian="CN"/>
    </style:style>
    <style:style style:name="T34" style:family="text">
      <style:text-properties style:letter-kerning="true" style:font-name-asian="Century" style:font-name-complex="Century"/>
    </style:style>
    <style:style style:name="T35" style:family="text">
      <style:text-properties style:letter-kerning="true" style:font-name-asian="TimesNewRomanPSMT" style:font-name-complex="TimesNewRomanPSMT"/>
    </style:style>
    <style:style style:name="T36" style:family="text">
      <style:text-properties officeooo:rsid="00618c5d" style:letter-kerning="true" style:font-name-asian="TimesNewRomanPSMT" style:language-asian="zh" style:country-asian="CN" style:font-name-complex="TimesNewRomanPSMT"/>
    </style:style>
    <style:style style:name="T37" style:family="text">
      <style:text-properties style:font-name="TimesNewRoman" style:font-name-asian="TimesNewRoman" style:font-name-complex="TimesNewRoman"/>
    </style:style>
    <style:style style:name="T38" style:family="text">
      <style:text-properties style:font-name="TimesNewRoman" style:font-name-asian="TimesNewRoman" style:language-asian="zh" style:country-asian="CN" style:font-name-complex="TimesNewRoman"/>
    </style:style>
    <style:style style:name="T39" style:family="text">
      <style:text-properties style:font-name="TimesNewRoman" style:language-asian="zh" style:country-asian="CN" style:font-name-complex="TimesNewRoman"/>
    </style:style>
    <style:style style:name="T40" style:family="text">
      <style:text-properties style:font-name="TimesNewRoman" fo:font-size="10pt" style:font-size-asian="10pt" style:font-name-complex="TimesNewRoman"/>
    </style:style>
    <style:style style:name="T41" style:family="text">
      <style:text-properties style:font-name="TimesNewRoman" fo:font-size="10pt" style:font-size-asian="10pt" style:font-name-complex="TimesNewRoman" style:font-size-complex="10pt"/>
    </style:style>
    <style:style style:name="T42" style:family="text">
      <style:text-properties style:font-name="TimesNewRoman" fo:font-size="10pt" style:font-size-asian="10pt" style:language-asian="zh" style:country-asian="CN" style:font-name-complex="TimesNewRoman"/>
    </style:style>
    <style:style style:name="T43" style:family="text">
      <style:text-properties style:font-name="TimesNewRoman" fo:font-size="10pt" officeooo:rsid="00097f74" style:font-size-asian="10pt" style:language-asian="zh" style:country-asian="CN" style:font-name-complex="TimesNewRoman" style:font-size-complex="10pt"/>
    </style:style>
    <style:style style:name="T44" style:family="text">
      <style:text-properties style:font-name="TimesNewRoman" fo:font-size="10.5pt" officeooo:rsid="00618c5d" style:letter-kerning="true" style:font-name-asian="TimesNewRoman" style:font-size-asian="10.5pt" style:language-asian="zh" style:country-asian="CN" style:font-name-complex="TimesNewRoman" style:font-size-complex="10.5pt"/>
    </style:style>
    <style:style style:name="T45" style:family="text">
      <style:text-properties style:font-name="TimesNewRoman" style:letter-kerning="true" style:font-name-asian="TimesNewRoman" style:language-asian="zh" style:country-asian="CN" style:font-name-complex="TimesNewRoman"/>
    </style:style>
    <style:style style:name="T46" style:family="text">
      <style:text-properties style:font-name="TimesNewRoman" style:font-name-asian="SimSun1" style:font-name-complex="TimesNewRoman"/>
    </style:style>
    <style:style style:name="T47" style:family="text">
      <style:text-properties style:font-name="TimesNewRoman" style:font-name-asian="SimSun1" style:language-asian="zh" style:country-asian="CN" style:font-name-complex="TimesNewRoman"/>
    </style:style>
    <style:style style:name="T48" style:family="text">
      <style:text-properties style:language-asian="zh" style:country-asian="CN"/>
    </style:style>
    <style:style style:name="T49" style:family="text">
      <style:text-properties officeooo:rsid="0072cb3c" style:language-asian="zh" style:country-asian="CN"/>
    </style:style>
    <style:style style:name="T50" style:family="text">
      <style:text-properties officeooo:rsid="0078885e" style:language-asian="zh" style:country-asian="CN"/>
    </style:style>
    <style:style style:name="T51" style:family="text">
      <style:text-properties style:language-asian="zh" style:country-asian="CN" style:font-name-complex="TimesNewRoman"/>
    </style:style>
    <style:style style:name="T52" style:family="text">
      <style:text-properties officeooo:rsid="00618c5d" style:language-asian="zh" style:country-asian="CN"/>
    </style:style>
    <style:style style:name="T53" style:family="text">
      <style:text-properties officeooo:rsid="0008b36d" style:language-asian="zh" style:country-asian="CN"/>
    </style:style>
    <style:style style:name="T54" style:family="text">
      <style:text-properties officeooo:rsid="006348b2" style:language-asian="zh" style:country-asian="CN"/>
    </style:style>
    <style:style style:name="T55" style:family="text">
      <style:text-properties officeooo:rsid="00097f74" style:language-asian="zh" style:country-asian="CN"/>
    </style:style>
    <style:style style:name="T56" style:family="text">
      <style:text-properties officeooo:rsid="008bb7a2" style:language-asian="zh" style:country-asian="CN"/>
    </style:style>
    <style:style style:name="T57" style:family="text">
      <style:text-properties style:font-name="TimesNewRoman,Bold"/>
    </style:style>
    <style:style style:name="T58" style:family="text">
      <style:text-properties style:font-name="TimesNewRoman,Bold" fo:font-weight="bold" style:font-name-asian="SimSun" style:language-asian="zh" style:country-asian="CN" style:font-weight-asian="bold" style:font-name-complex="TimesNewRoman,Bold" style:font-weight-complex="bold"/>
    </style:style>
    <style:style style:name="T59" style:family="text">
      <style:text-properties fo:font-size="9pt" style:font-name-asian="SimSun" style:font-size-asian="9pt" style:language-asian="zh" style:country-asian="CN" style:font-size-complex="9pt"/>
    </style:style>
    <style:style style:name="T60" style:family="text">
      <style:text-properties fo:font-size="9pt" officeooo:rsid="0081b052" style:font-name-asian="SimSun" style:font-size-asian="9pt" style:language-asian="zh" style:country-asian="CN" style:font-size-complex="9pt"/>
    </style:style>
    <style:style style:name="T61" style:family="text">
      <style:text-properties fo:font-size="9pt" officeooo:rsid="00618c5d" style:font-name-asian="SimSun" style:font-size-asian="9pt" style:language-asian="zh" style:country-asian="CN" style:font-size-complex="9pt"/>
    </style:style>
    <style:style style:name="T62" style:family="text">
      <style:text-properties fo:font-size="9pt" officeooo:rsid="006348b2" style:font-name-asian="SimSun" style:font-size-asian="9pt" style:language-asian="zh" style:country-asian="CN" style:font-size-complex="9pt"/>
    </style:style>
    <style:style style:name="T63" style:family="text">
      <style:text-properties fo:font-size="9pt" style:letter-kerning="true" style:font-name-asian="SimSun" style:font-size-asian="9pt" style:language-asian="zh" style:country-asian="CN" style:font-size-complex="9pt"/>
    </style:style>
    <style:style style:name="T64" style:family="text">
      <style:text-properties fo:font-size="9pt" officeooo:rsid="0008613d" style:letter-kerning="true" style:font-name-asian="SimSun" style:font-size-asian="9pt" style:language-asian="zh" style:country-asian="CN" style:font-size-complex="9pt"/>
    </style:style>
    <style:style style:name="T65" style:family="text">
      <style:text-properties fo:font-size="9pt" officeooo:rsid="00618c5d" style:letter-kerning="true" style:font-name-asian="SimSun" style:font-size-asian="9pt" style:language-asian="zh" style:country-asian="CN" style:font-size-complex="9pt"/>
    </style:style>
    <style:style style:name="T66" style:family="text">
      <style:text-properties fo:font-size="9pt" style:font-name-asian="Century" style:font-size-asian="9pt" style:language-asian="zh" style:country-asian="CN" style:font-name-complex="Century" style:font-size-complex="9pt"/>
    </style:style>
    <style:style style:name="T67" style:family="text">
      <style:text-properties fo:font-size="9pt" style:font-name-asian="TimesNewRomanPSMT" style:font-size-asian="9pt" style:language-asian="zh" style:country-asian="CN" style:font-name-complex="TimesNewRomanPSMT" style:font-size-complex="9pt"/>
    </style:style>
    <style:style style:name="T68" style:family="text">
      <style:text-properties fo:font-size="9pt" style:font-name-asian="TimesNewRomanPSMT" style:font-size-asian="9pt" style:language-asian="zh" style:country-asian="CN" style:font-size-complex="9pt"/>
    </style:style>
    <style:style style:name="T69" style:family="text">
      <style:text-properties fo:font-size="9pt" officeooo:rsid="00618c5d" style:font-name-asian="TimesNewRomanPSMT" style:font-size-asian="9pt" style:language-asian="zh" style:country-asian="CN" style:font-size-complex="9pt"/>
    </style:style>
    <style:style style:name="T70" style:family="text">
      <style:text-properties fo:font-size="9pt" fo:font-style="italic" style:font-name-asian="TimesNewRomanPS-ItalicMT" style:font-size-asian="9pt" style:language-asian="zh" style:country-asian="CN" style:font-style-asian="italic" style:font-name-complex="TimesNewRomanPS-ItalicMT" style:font-size-complex="9pt" style:font-style-complex="italic"/>
    </style:style>
    <style:style style:name="T71" style:family="text">
      <style:text-properties fo:font-size="9pt" fo:font-style="italic" style:font-name-asian="SimSun" style:font-size-asian="9pt" style:language-asian="zh" style:country-asian="CN" style:font-style-asian="italic" style:font-name-complex="TimesNewRomanPS-ItalicMT" style:font-size-complex="9pt" style:font-style-complex="italic"/>
    </style:style>
    <style:style style:name="T72" style:family="text">
      <style:text-properties style:font-name="Courier" fo:font-size="10.5pt" fo:font-weight="bold" style:font-name-asian="Courier" style:font-size-asian="10.5pt" style:font-weight-asian="bold" style:font-name-complex="Courier" style:font-weight-complex="bold"/>
    </style:style>
    <style:style style:name="T73" style:family="text">
      <style:text-properties style:font-name="Courier" fo:font-size="10.5pt" fo:font-weight="normal" officeooo:rsid="00377bdc" style:font-size-asian="10.5pt" style:language-asian="zh" style:country-asian="CN" style:font-weight-asian="normal" style:font-name-complex="Courier" style:font-size-complex="10.5pt" style:font-weight-complex="normal"/>
    </style:style>
    <style:style style:name="T74" style:family="text">
      <style:text-properties fo:font-size="10.5pt" style:font-size-asian="10.5pt"/>
    </style:style>
    <style:style style:name="T75" style:family="text">
      <style:text-properties fo:font-size="10.5pt" style:font-size-asian="10.5pt" style:font-size-complex="10.5pt"/>
    </style:style>
    <style:style style:name="T76" style:family="text">
      <style:text-properties fo:font-size="10.5pt" style:font-size-asian="10.5pt" style:language-asian="zh" style:country-asian="CN" style:font-size-complex="10.5pt"/>
    </style:style>
    <style:style style:name="T77" style:family="text">
      <style:text-properties fo:font-size="10.5pt" officeooo:rsid="002690fd" style:font-size-asian="10.5pt" style:language-asian="zh" style:country-asian="CN" style:font-size-complex="10.5pt"/>
    </style:style>
    <style:style style:name="T78" style:family="text">
      <style:text-properties fo:font-size="10.5pt" officeooo:rsid="00809557" style:font-size-asian="10.5pt" style:language-asian="zh" style:country-asian="CN" style:font-size-complex="10.5pt"/>
    </style:style>
    <style:style style:name="T79" style:family="text">
      <style:text-properties fo:font-size="10.5pt" officeooo:rsid="008b212f" style:font-size-asian="10.5pt" style:language-asian="zh" style:country-asian="CN" style:font-size-complex="10.5pt"/>
    </style:style>
    <style:style style:name="T80" style:family="text">
      <style:text-properties fo:font-size="10.5pt" officeooo:rsid="008bb7a2" style:font-name-asian="SimSun" style:font-size-asian="10.5pt" style:language-asian="zh" style:country-asian="CN" style:font-size-complex="10.5pt"/>
    </style:style>
    <style:style style:name="T81" style:family="text">
      <style:text-properties fo:font-size="10.5pt" officeooo:rsid="00618c5d" style:letter-kerning="true" style:font-size-asian="10.5pt" style:language-asian="zh" style:country-asian="CN" style:font-size-complex="10.5pt"/>
    </style:style>
    <style:style style:name="T82" style:family="text">
      <style:text-properties style:use-window-font-color="true" fo:language="en" fo:country="US" style:letter-kerning="true" style:font-name-asian="SimSun" style:language-asian="ja" style:country-asian="JP" style:language-complex="ar" style:country-complex="SA"/>
    </style:style>
    <style:style style:name="T83" style:family="text">
      <style:text-properties style:use-window-font-color="true" fo:language="en" fo:country="US" style:letter-kerning="true" style:language-asian="ja" style:country-asian="JP" style:font-size-complex="12pt" style:language-complex="ar" style:country-complex="SA"/>
    </style:style>
    <style:style style:name="T84" style:family="text">
      <style:text-properties style:use-window-font-color="true" fo:language="en" fo:country="US" fo:font-weight="normal" style:letter-kerning="true" style:language-asian="ja" style:country-asian="JP" style:font-weight-asian="normal" style:language-complex="ar" style:country-complex="SA" style:font-weight-complex="normal"/>
    </style:style>
    <style:style style:name="T85" style:family="text">
      <style:text-properties style:use-window-font-color="true" style:font-name="Arial2" fo:font-size="12pt" fo:language="en" fo:country="US" fo:font-weight="normal" style:letter-kerning="true" style:font-name-asian="TimesNewRoman,Bold" style:font-size-asian="12pt" style:language-asian="ja" style:country-asian="JP" style:font-weight-asian="normal" style:font-name-complex="TimesNewRoman,Bold" style:font-size-complex="12pt" style:language-complex="ar" style:country-complex="SA" style:font-weight-complex="normal"/>
    </style:style>
    <style:style style:name="T86" style:family="text">
      <style:text-properties style:use-window-font-color="true" style:font-name="Arial2" fo:font-size="12pt" fo:language="en" fo:country="US" fo:font-weight="normal" style:letter-kerning="true" style:font-size-asian="12pt" style:language-asian="zh" style:country-asian="CN" style:font-weight-asian="normal" style:font-name-complex="TimesNewRoman,Bold" style:font-size-complex="12pt" style:language-complex="ar" style:country-complex="SA" style:font-weight-complex="normal"/>
    </style:style>
    <style:style style:name="T87" style:family="text">
      <style:text-properties style:use-window-font-color="true" style:font-name="Arial2" fo:language="en" fo:country="US" fo:font-weight="normal" style:letter-kerning="true" style:language-asian="ja" style:country-asian="JP" style:font-weight-asian="normal" style:font-size-complex="12pt" style:language-complex="ar" style:country-complex="SA" style:font-weight-complex="normal"/>
    </style:style>
    <style:style style:name="T88" style:family="text">
      <style:text-properties style:use-window-font-color="true" style:font-name="Arial2" fo:language="en" fo:country="US" fo:font-weight="normal" style:letter-kerning="true" style:font-name-asian="TimesNewRoman,Bold" style:language-asian="ja" style:country-asian="JP" style:font-weight-asian="normal" style:font-name-complex="TimesNewRoman,Bold" style:language-complex="ar" style:country-complex="SA" style:font-weight-complex="normal"/>
    </style:style>
    <style:style style:name="T89" style:family="text">
      <style:text-properties style:use-window-font-color="true" fo:font-size="12pt" fo:language="en" fo:country="US" style:letter-kerning="true" style:font-name-asian="TimesNewRomanPS-BoldMT" style:font-size-asian="12pt" style:language-asian="ja" style:country-asian="JP" style:font-name-complex="TimesNewRomanPS-BoldMT" style:font-size-complex="12pt" style:language-complex="ar" style:country-complex="SA"/>
    </style:style>
    <style:style style:name="T90" style:family="text">
      <style:text-properties style:use-window-font-color="true" style:font-name="TimesNewRomanPSMT1" fo:language="en" fo:country="US" fo:font-weight="normal" style:letter-kerning="true" style:language-asian="ja" style:country-asian="JP" style:font-weight-asian="normal" style:font-name-complex="TimesNewRomanPSMT1" style:language-complex="ar" style:country-complex="SA" style:font-weight-complex="normal"/>
    </style:style>
    <style:style style:name="T91" style:family="text">
      <style:text-properties style:use-window-font-color="true" style:font-name="Courier New" fo:font-weight="bold" style:font-name-asian="CourierNewPS-BoldMT" style:font-weight-asian="bold" style:font-name-complex="CourierNewPS-BoldMT" style:font-weight-complex="bold"/>
    </style:style>
    <style:style style:name="T92" style:family="text">
      <style:text-properties style:use-window-font-color="true" style:font-name="Courier New" fo:font-weight="bold" style:font-name-asian="CourierNewPS-BoldMT" style:language-asian="zh" style:country-asian="CN" style:font-weight-asian="bold" style:font-name-complex="CourierNewPS-BoldMT" style:font-weight-complex="bold"/>
    </style:style>
    <style:style style:name="T93" style:family="text">
      <style:text-properties style:use-window-font-color="true" style:font-name="Courier New" fo:font-weight="bold" officeooo:rsid="0078885e" style:font-name-asian="CourierNewPS-BoldMT" style:language-asian="zh" style:country-asian="CN" style:font-weight-asian="bold" style:font-name-complex="CourierNewPS-BoldMT" style:font-weight-complex="bold"/>
    </style:style>
    <style:style style:name="T94" style:family="text">
      <style:text-properties style:use-window-font-color="true" style:font-name="Courier New" fo:font-size="10.5pt" fo:font-weight="bold" style:font-name-asian="CourierNewPS-BoldMT" style:font-size-asian="10.5pt" style:language-asian="zh" style:country-asian="CN" style:font-weight-asian="bold" style:font-name-complex="CourierNewPS-BoldMT" style:font-size-complex="10.5pt" style:font-weight-complex="bold"/>
    </style:style>
    <style:style style:name="T95" style:family="text">
      <style:text-properties style:use-window-font-color="true" style:font-name="Courier New" fo:font-size="10.5pt" fo:font-weight="bold" officeooo:rsid="00377bdc" style:font-name-asian="CourierNewPS-BoldMT" style:font-size-asian="10.5pt" style:language-asian="zh" style:country-asian="CN" style:font-weight-asian="bold" style:font-name-complex="CourierNewPS-BoldMT" style:font-size-complex="10.5pt" style:font-weight-complex="bold"/>
    </style:style>
    <style:style style:name="T96" style:family="text">
      <style:text-properties style:use-window-font-color="true" style:font-name="Courier New" fo:font-size="10.5pt" fo:font-weight="bold" style:font-name-asian="CourierNewPS-BoldMT" style:font-size-asian="10.5pt" style:font-weight-asian="bold" style:font-name-complex="CourierNewPS-BoldMT" style:font-size-complex="10.5pt" style:font-weight-complex="bold"/>
    </style:style>
    <style:style style:name="T97" style:family="text">
      <style:text-properties style:use-window-font-color="true" style:font-name="Courier New" fo:font-size="10.5pt" fo:font-weight="bold" style:font-name-asian="TimesNewRomanPSMT1" style:font-size-asian="10.5pt" style:language-asian="zh" style:country-asian="CN" style:font-weight-asian="bold" style:font-name-complex="TimesNewRomanPSMT1" style:font-size-complex="10.5pt" style:font-weight-complex="bold"/>
    </style:style>
    <style:style style:name="T98" style:family="text">
      <style:text-properties style:use-window-font-color="true" style:font-name="SimSun1" fo:language="en" fo:country="US" fo:font-weight="normal" style:letter-kerning="true" style:font-name-asian="SimSun1" style:language-asian="zh" style:country-asian="CN" style:font-weight-asian="normal" style:font-name-complex="TimesNewRoman,Bold" style:language-complex="ar" style:country-complex="SA" style:font-weight-complex="normal"/>
    </style:style>
    <style:style style:name="T99" style:family="text">
      <style:text-properties style:use-window-font-color="true" style:font-name-complex="TimesNewRomanPS-BoldMT"/>
    </style:style>
    <style:style style:name="T100" style:family="text">
      <style:text-properties style:use-window-font-color="true" style:font-name-asian="CourierNewPSMT" style:font-name-complex="CourierNewPSMT"/>
    </style:style>
    <style:style style:name="T101" style:family="text">
      <style:text-properties style:use-window-font-color="true" style:font-name="TimesNewRoman,Bold" fo:font-size="12pt" fo:language="en" fo:country="US" fo:font-weight="bold" style:letter-kerning="true" style:font-name-asian="TimesNewRoman,Bold" style:font-size-asian="12pt" style:language-asian="ja" style:country-asian="JP" style:font-weight-asian="bold" style:font-name-complex="TimesNewRoman,Bold" style:font-size-complex="12pt" style:language-complex="ar" style:country-complex="SA" style:font-weight-complex="bold"/>
    </style:style>
    <style:style style:name="T102" style:family="text">
      <style:text-properties style:use-window-font-color="true" style:font-name="Arial2" fo:font-size="12pt" fo:language="en" fo:country="US" fo:font-weight="bold" style:letter-kerning="true" style:font-name-asian="TimesNewRoman,Bold" style:font-size-asian="12pt" style:language-asian="ja" style:country-asian="JP" style:font-weight-asian="bold" style:font-name-complex="TimesNewRoman,Bold" style:font-size-complex="12pt" style:language-complex="ar" style:country-complex="SA" style:font-weight-complex="bold"/>
    </style:style>
    <style:style style:name="T103" style:family="text">
      <style:text-properties style:use-window-font-color="true" style:font-name="Arial2" fo:font-size="12pt" fo:language="en" fo:country="US" fo:font-weight="normal" style:letter-kerning="true" style:font-name-asian="TimesNewRoman,Bold" style:font-size-asian="12pt" style:language-asian="ja" style:country-asian="JP" style:font-weight-asian="normal" style:font-name-complex="TimesNewRoman,Bold" style:font-size-complex="12pt" style:language-complex="ar" style:country-complex="SA" style:font-weight-complex="normal"/>
    </style:style>
    <style:style style:name="T104" style:family="text">
      <style:text-properties style:use-window-font-color="true" style:font-name="Arial2" fo:language="en" fo:country="US" style:letter-kerning="true" style:language-asian="ja" style:country-asian="JP" style:font-size-complex="12pt" style:language-complex="ar" style:country-complex="SA"/>
    </style:style>
    <style:style style:name="T105" style:family="text">
      <style:text-properties style:use-window-font-color="true" style:font-name="Arial2" fo:language="en" fo:country="US" fo:font-weight="bold" style:letter-kerning="true" style:language-asian="ja" style:country-asian="JP" style:font-weight-asian="bold" style:font-size-complex="12pt" style:language-complex="ar" style:country-complex="SA" style:font-weight-complex="bold"/>
    </style:style>
    <style:style style:name="T106" style:family="text">
      <style:text-properties style:use-window-font-color="true" style:font-name="Arial2" fo:language="en" fo:country="US" fo:font-weight="normal" style:letter-kerning="true" style:language-asian="ja" style:country-asian="JP" style:font-weight-asian="normal" style:font-size-complex="12pt" style:language-complex="ar" style:country-complex="SA" style:font-weight-complex="normal"/>
    </style:style>
    <style:style style:name="T107" style:family="text">
      <style:text-properties fo:font-weight="bold" style:language-asian="zh" style:country-asian="CN" style:font-weight-asian="bold" style:font-weight-complex="bold"/>
    </style:style>
    <style:style style:name="T108" style:family="text">
      <style:text-properties style:font-name="TimesNewRoman,Italic" fo:font-style="italic" style:font-name-asian="TimesNewRoman,Italic" style:font-style-asian="italic" style:font-name-complex="TimesNewRoman,Italic" style:font-style-complex="italic"/>
    </style:style>
    <style:style style:name="T109" style:family="text">
      <style:text-properties officeooo:rsid="0008613d"/>
    </style:style>
    <style:style style:name="T110" style:family="text">
      <style:text-properties style:font-name-asian="Arial,Bold" style:font-name-complex="Arial,Bold" style:font-weight-complex="bold"/>
    </style:style>
    <style:style style:name="T111" style:family="text">
      <style:text-properties style:font-name="Century" style:letter-kerning="true" style:font-name-asian="Century" style:font-name-complex="TimesNewRoman"/>
    </style:style>
    <style:style style:name="T112" style:family="text">
      <style:text-properties style:font-name="Century" fo:font-style="italic" style:letter-kerning="true" style:font-name-asian="Century" style:font-style-asian="italic" style:font-name-complex="TimesNewRoman,Italic" style:font-style-complex="italic"/>
    </style:style>
    <style:style style:name="T113" style:family="text">
      <style:text-properties style:font-name="Century" fo:font-style="italic" style:font-name-asian="Century" style:font-style-asian="italic" style:font-name-complex="TimesNewRoman,Italic" style:font-style-complex="italic"/>
    </style:style>
    <style:style style:name="T114" style:family="text">
      <style:text-properties style:font-name="Arial2" fo:font-size="10.5pt" fo:font-weight="normal" style:letter-kerning="true" style:font-name-asian="TimesNewRoman,Bold" style:font-size-asian="10.5pt" style:font-weight-asian="normal" style:font-name-complex="TimesNewRoman,Bold" style:font-size-complex="10.5pt" style:font-weight-complex="normal"/>
    </style:style>
    <style:style style:name="T115" style:family="text">
      <style:text-properties style:font-name="Arial2" fo:font-size="10.5pt" fo:font-weight="normal" officeooo:rsid="00618c5d" style:letter-kerning="true" style:font-name-asian="TimesNewRoman,Bold" style:font-size-asian="10.5pt" style:font-weight-asian="normal" style:font-name-complex="TimesNewRoman,Bold" style:font-size-complex="10.5pt" style:font-weight-complex="normal"/>
    </style:style>
    <style:style style:name="T116" style:family="text">
      <style:text-properties style:font-name="Arial2" fo:font-size="10.5pt" fo:font-weight="normal" style:letter-kerning="true" style:font-size-asian="10.5pt" style:language-asian="zh" style:country-asian="CN" style:font-weight-asian="normal" style:font-size-complex="10.5pt" style:font-weight-complex="normal"/>
    </style:style>
    <style:style style:name="T117" style:family="text">
      <style:text-properties style:font-name="Arial2" fo:font-size="10.5pt" fo:font-weight="normal" style:font-name-asian="TimesNewRoman,Bold" style:font-size-asian="10.5pt" style:font-weight-asian="normal" style:font-name-complex="TimesNewRoman,Bold" style:font-size-complex="10.5pt" style:font-weight-complex="normal"/>
    </style:style>
    <style:style style:name="T118" style:family="text">
      <style:text-properties style:font-name="Arial2" fo:font-size="12pt" fo:font-weight="normal" style:font-name-asian="TimesNewRoman,Bold" style:font-size-asian="12pt" style:font-weight-asian="normal" style:font-name-complex="TimesNewRoman,Bold" style:font-weight-complex="normal"/>
    </style:style>
    <style:style style:name="T119" style:family="text">
      <style:text-properties officeooo:rsid="0055169c"/>
    </style:style>
    <style:style style:name="T120" style:family="text">
      <style:text-properties fo:font-size="12pt" style:font-size-asian="12pt" style:language-asian="zh" style:country-asian="CN" style:font-name-complex="TimesNewRoman,Bold" style:font-size-complex="12pt"/>
    </style:style>
    <style:style style:name="T121" style:family="text">
      <style:text-properties fo:font-size="12pt" style:font-size-asian="12pt" style:font-name-complex="TimesNewRoman,Bold" style:font-size-complex="12pt"/>
    </style:style>
    <style:style style:name="T122" style:family="text">
      <style:text-properties style:font-name="TimesNewRomanPSMT1" fo:font-size="9pt" style:font-name-asian="TimesNewRomanPSMT1" style:font-size-asian="9pt" style:font-name-complex="TimesNewRomanPSMT1" style:font-size-complex="9pt"/>
    </style:style>
    <style:style style:name="T123" style:family="text">
      <style:text-properties style:font-name="TimesNewRomanPSMT1" fo:font-size="9pt" style:font-size-asian="9pt" style:language-asian="zh" style:country-asian="CN" style:font-name-complex="TimesNewRomanPSMT1" style:font-size-complex="9pt"/>
    </style:style>
    <style:style style:name="T124" style:family="text">
      <style:text-properties style:font-name="TimesNewRomanPSMT1" fo:font-size="9pt" officeooo:rsid="0074fd22" style:font-size-asian="9pt" style:language-asian="zh" style:country-asian="CN" style:font-name-complex="TimesNewRomanPSMT1" style:font-size-complex="9pt"/>
    </style:style>
    <style:style style:name="T125" style:family="text">
      <style:text-properties style:font-name="TimesNewRomanPSMT1" fo:font-size="9pt" style:font-name-asian="SimSun1" style:font-size-asian="9pt" style:language-asian="zh" style:country-asian="CN" style:font-name-complex="TimesNewRomanPSMT1" style:font-size-complex="9pt"/>
    </style:style>
    <style:style style:name="T126" style:family="text">
      <style:text-properties style:font-name="TimesNewRomanPSMT1" style:font-name-complex="TimesNewRomanPSMT1"/>
    </style:style>
    <style:style style:name="T127" style:family="text">
      <style:text-properties style:font-name="TimesNewRomanPSMT1" style:font-name-asian="TimesNewRomanPSMT1" style:font-name-complex="TimesNewRomanPSMT1"/>
    </style:style>
    <style:style style:name="T128" style:family="text">
      <style:text-properties style:font-name="TimesNewRomanPSMT1" style:font-name-asian="TimesNewRomanPSMT1" style:language-asian="zh" style:country-asian="CN" style:font-name-complex="TimesNewRomanPSMT1"/>
    </style:style>
    <style:style style:name="T129" style:family="text">
      <style:text-properties style:font-name="TimesNewRomanPSMT1" style:language-asian="zh" style:country-asian="CN" style:font-name-complex="TimesNewRomanPSMT1"/>
    </style:style>
    <style:style style:name="T130" style:family="text">
      <style:text-properties style:font-name="TimesNewRomanPSMT1" officeooo:rsid="007f3dd3" style:language-asian="zh" style:country-asian="CN" style:font-name-complex="TimesNewRomanPSMT1"/>
    </style:style>
    <style:style style:name="T131" style:family="text">
      <style:text-properties style:font-name="TimesNewRomanPSMT1" fo:font-size="10.5pt" style:font-name-asian="TimesNewRomanPSMT1" style:font-size-asian="10.5pt" style:language-asian="zh" style:country-asian="CN" style:font-name-complex="TimesNewRomanPSMT1" style:font-size-complex="10.5pt"/>
    </style:style>
    <style:style style:name="T132" style:family="text">
      <style:text-properties style:font-name="TimesNewRomanPSMT1" fo:font-size="10.5pt" officeooo:rsid="002690fd" style:font-name-asian="TimesNewRomanPSMT1" style:font-size-asian="10.5pt" style:language-asian="zh" style:country-asian="CN" style:font-name-complex="TimesNewRomanPSMT1" style:font-size-complex="10.5pt"/>
    </style:style>
    <style:style style:name="T133" style:family="text">
      <style:text-properties style:font-name="TimesNewRomanPSMT1" fo:font-size="10.5pt" officeooo:rsid="00809557" style:font-name-asian="TimesNewRomanPSMT1" style:font-size-asian="10.5pt" style:language-asian="zh" style:country-asian="CN" style:font-name-complex="TimesNewRomanPSMT1" style:font-size-complex="10.5pt"/>
    </style:style>
    <style:style style:name="T134" style:family="text">
      <style:text-properties style:font-name="TimesNewRomanPSMT1" fo:font-size="10.5pt" officeooo:rsid="008b212f" style:font-name-asian="TimesNewRomanPSMT1" style:font-size-asian="10.5pt" style:language-asian="zh" style:country-asian="CN" style:font-name-complex="TimesNewRomanPSMT1" style:font-size-complex="10.5pt"/>
    </style:style>
    <style:style style:name="T135" style:family="text">
      <style:text-properties style:font-name="TimesNewRomanPSMT1" fo:font-weight="normal" style:language-asian="zh" style:country-asian="CN" style:font-weight-asian="normal" style:font-name-complex="TimesNewRomanPSMT1" style:font-weight-complex="normal"/>
    </style:style>
    <style:style style:name="T136" style:family="text">
      <style:text-properties fo:color="#c1c1c1" style:font-name="CourierNewPS-BoldMT" fo:font-size="9pt" fo:font-weight="bold" style:font-name-asian="CourierNewPS-BoldMT" style:font-size-asian="9pt" style:font-weight-asian="bold" style:font-name-complex="CourierNewPS-BoldMT" style:font-size-complex="9pt" style:font-weight-complex="bold"/>
    </style:style>
    <style:style style:name="T137" style:family="text">
      <style:text-properties fo:color="#c1c1c1" style:font-name="CourierNewPS-BoldMT" fo:font-size="9pt" fo:font-weight="bold" style:font-name-asian="CourierNewPS-BoldMT" style:font-size-asian="9pt" style:language-asian="zh" style:country-asian="CN" style:font-weight-asian="bold" style:font-name-complex="CourierNewPS-BoldMT" style:font-size-complex="9pt" style:font-weight-complex="bold"/>
    </style:style>
    <style:style style:name="T138" style:family="text">
      <style:text-properties fo:color="#c1c1c1" style:font-name="CourierNewPS-BoldMT" fo:font-size="9pt" fo:font-weight="bold" officeooo:rsid="0078885e" style:font-name-asian="CourierNewPS-BoldMT" style:font-size-asian="9pt" style:language-asian="zh" style:country-asian="CN" style:font-weight-asian="bold" style:font-name-complex="CourierNewPS-BoldMT" style:font-size-complex="9pt" style:font-weight-complex="bold"/>
    </style:style>
    <style:style style:name="T139" style:family="text">
      <style:text-properties fo:color="#c1c1c1" style:font-name="CourierNewPS-BoldMT" fo:font-size="9pt" fo:font-weight="bold" style:font-name-asian="CourierNewPS-BoldMT" style:font-size-asian="9pt" style:language-asian="ja" style:country-asian="JP" style:font-weight-asian="bold" style:font-name-complex="CourierNewPS-BoldMT" style:font-size-complex="9pt" style:font-weight-complex="bold"/>
    </style:style>
    <style:style style:name="T140" style:family="text">
      <style:text-properties fo:color="#c1c1c1" style:font-name="CourierNewPS-BoldMT" fo:font-weight="bold" style:font-name-asian="CourierNewPS-BoldMT" style:font-weight-asian="bold" style:font-name-complex="CourierNewPS-BoldMT" style:font-weight-complex="bold"/>
    </style:style>
    <style:style style:name="T141" style:family="text">
      <style:text-properties fo:color="#c1c1c1" style:font-name="CourierNewPS-BoldMT" fo:font-weight="bold" style:font-name-asian="CourierNewPS-BoldMT" style:language-asian="zh" style:country-asian="CN" style:font-weight-asian="bold" style:font-name-complex="CourierNewPS-BoldMT" style:font-weight-complex="bold"/>
    </style:style>
    <style:style style:name="T142" style:family="text">
      <style:text-properties fo:color="#c1c1c1" style:font-name="CourierNewPS-BoldMT" fo:font-size="10.5pt" fo:font-weight="bold" style:font-name-asian="CourierNewPS-BoldMT" style:font-size-asian="10.5pt" style:language-asian="zh" style:country-asian="CN" style:font-weight-asian="bold" style:font-name-complex="CourierNewPS-BoldMT" style:font-size-complex="10.5pt" style:font-weight-complex="bold"/>
    </style:style>
    <style:style style:name="T143" style:family="text">
      <style:text-properties fo:color="#c1c1c1" style:font-name="CourierNewPS-BoldMT" fo:font-size="10.5pt" fo:font-weight="bold" officeooo:rsid="00377bdc" style:font-name-asian="CourierNewPS-BoldMT" style:font-size-asian="10.5pt" style:language-asian="zh" style:country-asian="CN" style:font-weight-asian="bold" style:font-name-complex="CourierNewPS-BoldMT" style:font-size-complex="10.5pt" style:font-weight-complex="bold"/>
    </style:style>
    <style:style style:name="T144" style:family="text">
      <style:text-properties fo:color="#000000" style:font-name="TimesNewRomanPSMT1" fo:font-size="10.5pt" fo:font-weight="normal" officeooo:rsid="00377bdc" style:font-name-asian="TimesNewRomanPSMT1" style:font-size-asian="10.5pt" style:language-asian="zh" style:country-asian="CN" style:font-weight-asian="normal" style:font-name-complex="TimesNewRomanPSMT1" style:font-size-complex="10.5pt" style:font-weight-complex="normal"/>
    </style:style>
    <style:style style:name="T145" style:family="text">
      <style:text-properties fo:color="#000000" style:font-name="TimesNewRomanPSMT1" fo:font-size="10pt" style:font-name-asian="TimesNewRomanPSMT1" style:font-size-asian="10pt" style:language-asian="zh" style:country-asian="CN" style:font-name-complex="TimesNewRomanPSMT1" style:font-size-complex="10pt"/>
    </style:style>
    <style:style style:name="T146" style:family="text">
      <style:text-properties style:font-name-asian="CourierNewPSMT" style:font-name-complex="CourierNewPSMT"/>
    </style:style>
    <style:style style:name="T147" style:family="text">
      <style:text-properties style:font-name-complex="TimesNewRomanPS-BoldMT"/>
    </style:style>
    <style:style style:name="T148" style:family="text">
      <style:text-properties style:font-name="CourierNewPS-BoldMT" fo:font-weight="bold" style:font-name-asian="CourierNewPS-BoldMT" style:font-weight-asian="bold" style:font-name-complex="CourierNewPS-BoldMT" style:font-weight-complex="bold"/>
    </style:style>
    <style:style style:name="T149" style:family="text">
      <style:text-properties style:font-name="CourierNewPS-BoldMT" fo:font-weight="bold" officeooo:rsid="007f3dd3" style:font-name-asian="CourierNewPS-BoldMT" style:language-asian="zh" style:country-asian="CN" style:font-weight-asian="bold" style:font-name-complex="CourierNewPS-BoldMT" style:font-weight-complex="bold"/>
    </style:style>
    <style:style style:name="T150" style:family="text">
      <style:text-properties style:font-name="CourierNewPS-BoldMT" fo:language="en" fo:country="US" fo:font-weight="bold" style:letter-kerning="true" style:font-name-asian="CourierNewPS-BoldMT" style:language-asian="ja" style:country-asian="JP" style:font-weight-asian="bold" style:font-name-complex="CourierNewPS-BoldMT" style:language-complex="ar" style:country-complex="SA" style:font-weight-complex="bold"/>
    </style:style>
    <style:style style:name="T151" style:family="text">
      <style:text-properties style:font-name="CourierNewPS-BoldMT" fo:language="en" fo:country="US" fo:font-weight="bold" style:letter-kerning="true" style:font-name-asian="CourierNewPS-BoldMT" style:language-asian="zh" style:country-asian="CN" style:font-weight-asian="bold" style:font-name-complex="CourierNewPS-BoldMT" style:language-complex="ar" style:country-complex="SA" style:font-weight-complex="bold"/>
    </style:style>
    <style:style style:name="T152" style:family="text">
      <style:text-properties style:font-name="Courier New" fo:font-weight="bold" style:font-name-asian="CourierNewPS-BoldMT" style:language-asian="ja" style:country-asian="JP" style:font-weight-asian="bold" style:font-name-complex="CourierNewPS-BoldMT" style:font-weight-complex="bold"/>
    </style:style>
    <style:style style:name="T153" style:family="text">
      <style:text-properties style:font-name="Courier New" fo:language="en" fo:country="US" fo:font-weight="bold" style:letter-kerning="true" style:font-name-asian="CourierNewPS-BoldMT" style:language-asian="ja" style:country-asian="JP" style:font-weight-asian="bold" style:font-name-complex="CourierNewPS-BoldMT" style:language-complex="ar" style:country-complex="SA" style:font-weight-complex="bold"/>
    </style:style>
    <style:style style:name="T154" style:family="text">
      <style:text-properties style:font-name="Courier New" fo:language="en" fo:country="US" fo:font-weight="bold" style:letter-kerning="true" style:font-name-asian="CourierNewPS-BoldMT" style:language-asian="zh" style:country-asian="CN" style:font-weight-asian="bold" style:font-name-complex="CourierNewPS-BoldMT" style:language-complex="ar" style:country-complex="SA" style:font-weight-complex="bold"/>
    </style:style>
    <style:style style:name="T155" style:family="text">
      <style:text-properties style:font-name="Courier New" fo:font-size="10.5pt" fo:font-weight="bold" officeooo:rsid="006348b2" style:font-name-asian="Courier" style:font-size-asian="10.5pt" style:font-weight-asian="bold" style:font-name-complex="Courier" style:font-weight-complex="bold"/>
    </style:style>
    <style:style style:name="T156" style:family="text">
      <style:text-properties style:font-name="SimSun1" style:font-name-asian="SimSun1" style:language-asian="zh" style:country-asian="CN"/>
    </style:style>
    <style:style style:name="T157" style:family="text">
      <style:text-properties fo:language="en" fo:country="US" fo:font-weight="normal" style:letter-kerning="true" style:language-asian="zh" style:country-asian="CN" style:font-weight-asian="normal" style:language-complex="ar" style:country-complex="SA" style:font-weight-complex="normal"/>
    </style:style>
    <style:style style:name="T158" style:family="text">
      <style:text-properties style:font-name-asian="SimSun1"/>
    </style:style>
    <style:style style:name="T159" style:family="text">
      <style:text-properties fo:font-weight="normal" style:language-asian="zh" style:country-asian="CN" style:font-weight-asian="normal" style:font-weight-complex="normal"/>
    </style:style>
    <style:style style:name="T160" style:family="text">
      <style:text-properties fo:font-weight="normal" style:font-name-asian="SimSun1" style:language-asian="zh" style:country-asian="CN" style:font-weight-asian="normal" style:font-weight-complex="normal"/>
    </style:style>
    <style:style style:name="T161" style:family="text">
      <style:text-properties officeooo:rsid="00618c5d"/>
    </style:style>
    <style:style style:name="T162" style:family="text">
      <style:text-properties fo:font-size="11pt" style:font-size-asian="11pt"/>
    </style:style>
    <style:style style:name="T163" style:family="text">
      <style:text-properties style:font-size-complex="11pt"/>
    </style:style>
    <style:style style:name="T164" style:family="text">
      <style:text-properties style:font-name="TimesNewRoman" style:font-name-complex="TimesNewRoman"/>
    </style:style>
    <style:style style:name="T165" style:family="text">
      <style:text-properties style:font-name="TimesNewRoman" style:language-asian="zh" style:country-asian="CN" style:font-name-complex="TimesNewRoman"/>
    </style:style>
    <style:style style:name="T166" style:family="text">
      <style:text-properties style:font-name="TimesNewRoman" officeooo:rsid="008bb7a2" style:language-asian="zh" style:country-asian="CN" style:font-name-complex="TimesNewRoman"/>
    </style:style>
    <style:style style:name="T167" style:family="text">
      <style:text-properties style:font-name="TimesNewRoman" fo:font-size="10pt" officeooo:rsid="008bb7a2" style:font-name-asian="TimesNewRoman" style:font-size-asian="10pt" style:font-name-complex="TimesNewRoman" style:font-size-complex="10pt"/>
    </style:style>
    <style:style style:name="T168" style:family="text">
      <style:text-properties style:font-name="TimesNewRoman" fo:font-size="10pt" style:font-size-asian="10pt" style:font-name-complex="TimesNewRoman" style:font-size-complex="10pt"/>
    </style:style>
    <style:style style:name="T169" style:family="text">
      <style:text-properties style:font-name="TimesNewRoman" fo:font-size="10pt" style:font-size-asian="10pt" style:language-asian="zh" style:country-asian="CN" style:font-name-complex="TimesNewRoman"/>
    </style:style>
    <style:style style:name="T170" style:family="text">
      <style:text-properties style:font-name="TimesNewRoman" officeooo:rsid="008bb7a2" style:font-name-asian="TimesNewRoman" style:font-name-complex="TimesNewRoman"/>
    </style:style>
    <style:style style:name="T171" style:family="text">
      <style:text-properties style:font-name="TimesNewRoman" officeooo:rsid="008bb7a2" style:font-name-asian="TimesNewRoman" style:language-asian="zh" style:country-asian="CN" style:font-name-complex="TimesNewRoman"/>
    </style:style>
    <style:style style:name="T172" style:family="text">
      <style:text-properties style:font-name="TimesNewRoman" fo:font-size="10.5pt" style:font-size-asian="10.5pt" style:font-name-complex="TimesNewRoman"/>
    </style:style>
    <style:style style:name="T173" style:family="text">
      <style:text-properties style:font-name="TimesNewRoman" fo:font-size="10.5pt" fo:font-weight="normal" officeooo:rsid="008bb7a2" style:font-name-asian="TimesNewRoman" style:font-size-asian="10.5pt" style:font-weight-asian="normal" style:font-name-complex="TimesNewRoman" style:font-size-complex="10.5pt" style:font-weight-complex="normal"/>
    </style:style>
    <style:style style:name="T174" style:family="text">
      <style:text-properties style:font-name="TimesNewRoman" fo:font-size="10.5pt" officeooo:rsid="008bb7a2" style:font-name-asian="SimSun" style:font-size-asian="10.5pt" style:language-asian="zh" style:country-asian="CN" style:font-name-complex="TimesNewRoman" style:font-size-complex="10.5pt"/>
    </style:style>
    <style:style style:name="T175" style:family="text">
      <style:text-properties style:font-name="TimesNewRoman" fo:font-weight="normal" officeooo:rsid="008bb7a2" style:font-name-asian="TimesNewRoman" style:font-weight-asian="normal" style:font-name-complex="TimesNewRoman" style:font-weight-complex="normal"/>
    </style:style>
    <style:style style:name="T176" style:family="text">
      <style:text-properties style:font-name="TimesNewRoman" fo:font-weight="normal" style:language-asian="zh" style:country-asian="CN" style:font-weight-asian="normal" style:font-name-complex="TimesNewRoman" style:font-weight-complex="normal"/>
    </style:style>
    <style:style style:name="T177" style:family="text">
      <style:text-properties style:font-name="TimesNewRoman" fo:font-weight="normal" officeooo:rsid="008bb7a2" style:language-asian="zh" style:country-asian="CN" style:font-weight-asian="normal" style:font-name-complex="TimesNewRoman" style:font-weight-complex="normal"/>
    </style:style>
    <style:style style:name="T178" style:family="text">
      <style:text-properties style:font-name="TimesNewRoman" officeooo:rsid="008bb7a2" style:font-name-asian="SimSun" style:language-asian="zh" style:country-asian="CN" style:font-name-complex="TimesNewRoman"/>
    </style:style>
    <style:style style:name="T179" style:family="text">
      <style:text-properties officeooo:rsid="008bb7a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ITU-T X.68<text:span text:style-name="T49">2</text:span></text:p>
      <text:p text:style-name="P49">(07/2002)</text:p>
      <text:p text:style-name="P1"/>
      <text:p text:style-name="P1">Information technology <text:span text:style-name="T1">–</text:span></text:p>
      <text:p text:style-name="P1">Abstract Syntax Notation One (ASN.1):</text:p>
      <text:p text:style-name="P50"><text:span text:style-name="T27">Information object </text:span><text:span text:style-name="T110">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4"><text:soft-page-break/><text:tab/>这篇文档是为了以后的工作学习ASN.1标准时顺便翻译的，由于ASN.1中包含了一些XML相关的内容，而且近期不会用到，所以有关XML相关的内容没有进行翻译，但是将原文留下并用蓝色字体表示，例如：</text:p>
      <text:p text:style-name="P43"><text:span text:style-name="T42">An "xmlbstring" shall consist of an arbitrary number (possibly zero) of zeros, ones or white-space. Any white-space </text:span><text:span text:style-name="T40">characters that appear within a binary string item have no significance.</text:span></text:p>
      <text:p text:style-name="P4"><text:tab/>此外由于本人英文水平有限，有些句子或者段落不能够理解其中的含义，这种情况下原文也被留下并使用红色字体表示，例如：</text:p>
      <text:p text:style-name="P23"><text:span text:style-name="T3">The application of a constraint to a parent type which is already</text:span> <text:span text:style-name="T3">constrained.</text:span></text:p>
      <text:p text:style-name="P5">王博</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目次1">
        <text:table-of-content-source text:outline-level="1">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text:soft-page-break/>目次</text:p>
          </text:index-title>
          <text:p text:style-name="P157"><text:a xlink:type="simple" xlink:href="#__RefHeading__26612_112587309" text:style-name="Index_20_Link" text:visited-style-name="Index_20_Link">1 Scope<text:tab/>4</text:a></text:p>
          <text:p text:style-name="P157"><text:a xlink:type="simple" xlink:href="#__RefHeading__26614_112587309" text:style-name="Index_20_Link" text:visited-style-name="Index_20_Link">2 Normative references<text:tab/>4</text:a></text:p>
          <text:p text:style-name="P157"><text:a xlink:type="simple" xlink:href="#__RefHeading__26616_112587309" text:style-name="Index_20_Link" text:visited-style-name="Index_20_Link">3 Definitions<text:tab/>4</text:a></text:p>
          <text:p text:style-name="P157"><text:a xlink:type="simple" xlink:href="#__RefHeading__26618_112587309" text:style-name="Index_20_Link" text:visited-style-name="Index_20_Link">4 Abbreviations<text:tab/>6</text:a></text:p>
          <text:p text:style-name="P157"><text:a xlink:type="simple" xlink:href="#__RefHeading__26620_112587309" text:style-name="Index_20_Link" text:visited-style-name="Index_20_Link">5 Convention<text:tab/>6</text:a></text:p>
          <text:p text:style-name="P157"><text:a xlink:type="simple" xlink:href="#__RefHeading__8959_611686203" text:style-name="Index_20_Link" text:visited-style-name="Index_20_Link">6 Notation<text:tab/>6</text:a></text:p>
          <text:p text:style-name="P157"><text:a xlink:type="simple" xlink:href="#__RefHeading__26622_112587309" text:style-name="Index_20_Link" text:visited-style-name="Index_20_Link">7 ASN.1 lexical items<text:tab/>6</text:a></text:p>
          <text:p text:style-name="P157"><text:a xlink:type="simple" xlink:href="#__RefHeading__26624_112587309" text:style-name="Index_20_Link" text:visited-style-name="Index_20_Link">8 General constraint specification<text:tab/>6</text:a></text:p>
          <text:p text:style-name="P157"><text:a xlink:type="simple" xlink:href="#__RefHeading__22035_346319175" text:style-name="Index_20_Link" text:visited-style-name="Index_20_Link">9 User-defined constraints<text:tab/>7</text:a></text:p>
          <text:p text:style-name="P157"><text:a xlink:type="simple" xlink:href="#__RefHeading__22037_346319175" text:style-name="Index_20_Link" text:visited-style-name="Index_20_Link">10 Table constraints, including component relation constraints<text:tab/>8</text:a></text:p>
          <text:p text:style-name="P157"><text:a xlink:type="simple" xlink:href="#__RefHeading__22039_346319175" text:style-name="Index_20_Link" text:visited-style-name="Index_20_Link">11 Contents constraints<text:tab/>13</text:a></text:p>
          <text:p text:style-name="P157"><text:a xlink:type="simple" xlink:href="#__RefHeading__22049_346319175" text:style-name="Index_20_Link" text:visited-style-name="Index_20_Link">Annex A Constraining instance-of types<text:tab/>15</text:a></text:p>
          <text:p text:style-name="P157"><text:a xlink:type="simple" xlink:href="#__RefHeading__19977_1385791319" text:style-name="Index_20_Link" text:visited-style-name="Index_20_Link">Annex B Summary of the notation<text:tab/>15</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41" text:outline-level="1"><text:bookmark-start text:name="__RefHeading__26612_112587309"/><text:soft-page-break/>1 Scope<text:bookmark-end text:name="__RefHeading__26612_112587309"/></text:h>
      <text:p text:style-name="P91"><text:span text:style-name="T28">这篇国际标准是抽象语法符号</text:span><text:span text:style-name="T29">1(ASN.1)的一部分并且提供了</text:span><text:span text:style-name="T30">描述用户定义约束，表约束和内容约束</text:span><text:span text:style-name="T29">的表示法。</text:span></text:p>
      <text:p text:style-name="P118"><text:span text:style-name="T59"/></text:p>
      <text:h text:style-name="P141" text:outline-level="1"><text:bookmark-start text:name="__RefHeading__26614_112587309"/>2 Normative references<text:bookmark-end text:name="__RefHeading__26614_112587309"/></text:h>
      <text:p text:style-name="P119"><text:span text:style-name="T75">下面的这些国际标准包含了一些构成本国际保准的条款文本的一些条款.发布的时候,所有的版本都是可用的.所有的国际标准都会做出修订,在本协议基础上达成共同意见的各方将尽可能列出下面国际标准的最新版本.ISO和IEC的成员维护当前的可用的国际标准版本,ITU的电信标准化局维护当前可用的ITU-T建议版本</text:span><text:span text:style-name="T59">.</text:span></text:p>
      <text:p text:style-name="P118"><text:span text:style-name="T59"/></text:p>
      <text:h text:style-name="P147" text:outline-level="2">2.1 Identical Recommendations | International Standards</text:h>
      <text:p text:style-name="P136"><text:span text:style-name="T111">– ITU-T Recommendation X.680 (2002) | ISO/IEC 8824-1:2002, </text:span><text:span text:style-name="T112">Information technology – Abstract Syntax </text:span><text:span text:style-name="T113">Notation One (ASN.1): Specification of basic notation</text:span><text:span text:style-name="T108">.</text:span></text:p>
      <text:p text:style-name="P136"><text:span text:style-name="T34">– </text:span><text:span text:style-name="T35">ITU-T Recommendation X.68</text:span><text:span text:style-name="T36">1</text:span><text:span text:style-name="T35"> (2002) | ISO/IEC 8824-3:2002, </text:span><text:span text:style-name="T5">Information</text:span><text:span text:style-name="T6"> </text:span><text:span text:style-name="T5">technology – Abstract</text:span><text:span text:style-name="T6"> </text:span><text:span text:style-name="T5">Syntax Notation One (ASN.1): </text:span><text:span text:style-name="T108">Information object specification.</text:span></text:p>
      <text:p text:style-name="P132"><text:span text:style-name="T66">– </text:span><text:span text:style-name="T67">ITU-T Recommendation X.683 (2002) | ISO/IEC 8824-4:2002, </text:span><text:span text:style-name="T70">Information</text:span><text:span text:style-name="T71"> </text:span><text:span text:style-name="T70">technology – Abstract</text:span><text:span text:style-name="T71"> </text:span><text:span text:style-name="T70">Syntax Notation One (ASN.1): Parameterization of ASN.1 specifications</text:span><text:span text:style-name="T67">.</text:span></text:p>
      <text:p text:style-name="P118"><text:span text:style-name="T59"/></text:p>
      <text:h text:style-name="P138" text:outline-level="1"><text:bookmark-start text:name="__RefHeading__26616_112587309"/>3 Definitions<text:bookmark-end text:name="__RefHeading__26616_112587309"/></text:h>
      <text:p text:style-name="P119">这篇国际标准中使用了如下的定义.</text:p>
      <text:p text:style-name="P119"/>
      <text:h text:style-name="P146" text:outline-level="2"><text:bookmark-start text:name="__RefHeading__8779_611686203"/><text:span text:style-name="T26">3.1 </text:span><text:span text:style-name="T114">Specification of basic notation</text:span><text:bookmark-end text:name="__RefHeading__8779_611686203"/></text:h>
      <text:p text:style-name="P121"><text:span text:style-name="T7">这篇国际标准中使用了定义在</text:span><text:span text:style-name="T15">ITU-T Rec. X.68</text:span><text:span text:style-name="T16">0</text:span><text:span text:style-name="T15"> | ISO/IEC 8824-</text:span><text:span text:style-name="T16">1</text:span><text:span text:style-name="T20">中的术语。</text:span></text:p>
      <text:p text:style-name="P119"/>
      <text:h text:style-name="P145" text:outline-level="2"><text:bookmark-start text:name="__RefHeading__8781_611686203"/>3.2 <text:span text:style-name="T161">Information object specification</text:span><text:bookmark-end text:name="__RefHeading__8781_611686203"/></text:h>
      <text:p text:style-name="P121"><text:span text:style-name="T7">这篇国际标准中使用了定义在</text:span><text:span text:style-name="T15">ITU-T Rec. X.68</text:span><text:span text:style-name="T17">1</text:span><text:span text:style-name="T15"> | ISO/IEC 8824-3</text:span><text:span text:style-name="T20">中的术语</text:span><text:span text:style-name="T15">:</text:span></text:p>
      <text:p text:style-name="P134"><text:span text:style-name="T2">–</text:span><text:span text:style-name="T3"> table constraint.</text:span><text:span text:style-name="T7">(表约束)</text:span></text:p>
      <text:p text:style-name="P119"/>
      <text:h text:style-name="P145" text:outline-level="2"><text:bookmark-start text:name="__RefHeading__8783_611686203"/>3.3 Parameterization of ASN.1 specification<text:bookmark-end text:name="__RefHeading__8783_611686203"/></text:h>
      <text:p text:style-name="P121"><text:span text:style-name="T7">这篇国际标准中使用了定义在</text:span><text:span text:style-name="T15">ITU-T Rec. X.683 | ISO/IEC 8824-4</text:span><text:span text:style-name="T20">中的术语</text:span><text:span text:style-name="T15">:</text:span></text:p>
      <text:p text:style-name="P133"><text:span text:style-name="T69">– </text:span><text:span text:style-name="T68">parameterized type;</text:span><text:span text:style-name="T59">(参数化类型)</text:span></text:p>
      <text:p text:style-name="P118"><text:span text:style-name="T59"/></text:p>
      <text:h text:style-name="P145" text:outline-level="2">3.<text:span text:style-name="T109">4</text:span> Additional definitions</text:h>
      <text:h text:style-name="P155" text:outline-level="3"><text:bookmark-start text:name="__RefHeading__8791_611686203"/>3.<text:span text:style-name="T53">4</text:span>.1 <text:span text:style-name="T18">component relation constraint</text:span>:<text:bookmark-end text:name="__RefHeading__8791_611686203"/></text:h>
      <text:p text:style-name="P117"><text:span text:style-name="T13">SET类型或者SEQUENCE类型的值的约束，在文本上与这个SET或者SEQUENCE类型的一个组件(引用组件)相关联，并且标识这个组件的值与一个或者多个其他组件(被引用的组件)的值</text:span><text:soft-page-break/><text:span text:style-name="T13">之间的关系。</text:span></text:p>
      <text:p text:style-name="P118"><text:span text:style-name="T59"/></text:p>
      <text:h text:style-name="P155" text:outline-level="3"><text:span text:style-name="T48">3.</text:span><text:span text:style-name="T53">4</text:span><text:span text:style-name="T48">.2</text:span> <text:span text:style-name="T18">constrained type</text:span>:</text:h>
      <text:p text:style-name="P112"><text:span text:style-name="T81">最内部的</text:span><text:span text:style-name="T44">"Type"</text:span><text:span text:style-name="T81">，它包含引用组件以及所有组件关联约束的被引用组件。</text:span></text:p>
      <text:p text:style-name="P122"/>
      <text:h text:style-name="P155" text:outline-level="3"><text:bookmark-start text:name="__RefHeading__8795_611686203"/>3<text:span text:style-name="T48">.</text:span><text:span text:style-name="T53">4</text:span><text:span text:style-name="T48">.</text:span>3 <text:span text:style-name="T18">constraining set</text:span>:<text:bookmark-end text:name="__RefHeading__8795_611686203"/></text:h>
      <text:p text:style-name="P120">在组件关联约束中被引用的信息对象集合。</text:p>
      <text:p text:style-name="P119"/>
      <text:h text:style-name="P155" text:outline-level="3"><text:bookmark-start text:name="__RefHeading__8797_611686203"/>3.<text:span text:style-name="T53">4</text:span>.4 <text:span text:style-name="T18">constraining table</text:span>:<text:bookmark-end text:name="__RefHeading__8797_611686203"/></text:h>
      <text:p text:style-name="P108">与约束集合相关的关联表。</text:p>
      <text:p text:style-name="P107"/>
      <text:h text:style-name="P154" text:outline-level="3"><text:bookmark-start text:name="__RefHeading__8799_611686203"/><text:span text:style-name="T26">3.</text:span><text:span text:style-name="T32">4</text:span><text:span text:style-name="T26">.5 </text:span><text:span text:style-name="T115">referenced component</text:span><text:span text:style-name="T26">:</text:span><text:bookmark-end text:name="__RefHeading__8799_611686203"/></text:h>
      <text:p text:style-name="P108">在组件关联约束中被标记的SET类型或者SEQUENCE类型的组件。</text:p>
      <text:p text:style-name="P123"/>
      <text:h text:style-name="P156" text:outline-level="3"><text:bookmark-start text:name="__RefHeading__8801_611686203"/>3.<text:span text:style-name="T48">4</text:span>.6 <text:span text:style-name="T18">referencing component</text:span>:<text:bookmark-end text:name="__RefHeading__8801_611686203"/></text:h>
      <text:p text:style-name="P108">SET类型或者SEQUENCE类型中与组件关联约束有关的组件。</text:p>
      <text:p text:style-name="P123"/>
      <text:h text:style-name="P154" text:outline-level="3"><text:bookmark-start text:name="__RefHeading__8803_611686203"/><text:span text:style-name="T26">3.</text:span><text:span text:style-name="T33">4</text:span><text:span text:style-name="T26">.7 </text:span><text:span text:style-name="T115">selected rows</text:span><text:span text:style-name="T26">:</text:span><text:bookmark-end text:name="__RefHeading__8803_611686203"/></text:h>
      <text:p text:style-name="P92"><text:span text:style-name="T8">约束表中包含的行，它在适当的列中包含所有被引用的组件的值。</text:span></text:p>
      <text:p text:style-name="P118"><text:span text:style-name="T59"/></text:p>
      <text:h text:style-name="P154" text:outline-level="3"><text:span text:style-name="T26">3.</text:span><text:span text:style-name="T33">4</text:span><text:span text:style-name="T26">.8 </text:span><text:span text:style-name="T115">table constraint</text:span><text:span text:style-name="T26">:</text:span></text:h>
      <text:p text:style-name="P107">类的一个固定类型值域，用来提供这样的类中的信息对象的唯一标识。如果支持的话，标识符域的值要求在为类定义的任何信息对象集合中都是明确的。它们可能是但不必须是，用来在更广阔的范围内标识这个类的信息对象。</text:p>
      <text:p text:style-name="P124"><text:span text:style-name="T38">NOTE 1 – </text:span><text:span text:style-name="T22">标识符域有固定的</text:span><text:span text:style-name="T23">ASN.1语法，并且这个类型的值能够在协议中携带来表示类内的信息对象。</text:span></text:p>
      <text:p text:style-name="P124"><text:span text:style-name="T45">NOTE 2 – </text:span><text:span text:style-name="T22">标识符信明确的范围是一个信息对象集合。但是它也可以通过为标识符域使用对象标识符类型在给定的抽象语法或者整个应用上下文中明确含义，甚至可以全局访问所有类和所有应用上下文。</text:span></text:p>
      <text:p text:style-name="P125"/>
      <text:h text:style-name="P154" text:outline-level="3"><text:bookmark-start text:name="__RefHeading__8807_611686203"/><text:span text:style-name="T31">3.</text:span><text:span text:style-name="T33">4</text:span><text:span text:style-name="T31">.9</text:span><text:span text:style-name="T116"> </text:span><text:span text:style-name="T117">information object</text:span><text:span text:style-name="T31">:</text:span><text:bookmark-end text:name="__RefHeading__8807_611686203"/></text:h>
      <text:p text:style-name="P93"><text:span text:style-name="T52">一个应用到对象类域类型的约束，</text:span><text:span text:style-name="T54">它决定了它的值由一些表的适当列的内容组成。</text:span></text:p>
      <text:p text:style-name="P118"><text:span text:style-name="T59"/></text:p>
      <text:h text:style-name="P155" text:outline-level="3"><text:span text:style-name="T48">3.</text:span><text:span text:style-name="T55">4</text:span><text:span text:style-name="T48">.10 </text:span><text:span text:style-name="T19">user-defined constraint</text:span><text:span text:style-name="T48">:</text:span></text:h>
      <text:p text:style-name="P126"><text:span text:style-name="T43">A constraint which requires a more complicated statement than can be </text:span><text:span text:style-name="T41">accommodated by the other forms of constraint, and which must therefore involve specification by some means outside of ASN.1.</text:span></text:p>
      <text:p text:style-name="P104"><text:span text:style-name="T59"/></text:p>
      <text:h text:style-name="P140" text:outline-level="1"><text:bookmark-start text:name="__RefHeading__26618_112587309"/><text:soft-page-break/>4 Abbreviations<text:bookmark-end text:name="__RefHeading__26618_112587309"/></text:h>
      <text:p text:style-name="P107">本标准适用如下缩略语:</text:p>
      <text:p text:style-name="P135"><text:span text:style-name="T24">ASN.1 </text:span><text:span text:style-name="T25"><text:tab/></text:span><text:span text:style-name="T24">Abstract Syntax Notation One</text:span><text:span text:style-name="T21">(抽象语法符号1)</text:span></text:p>
      <text:p text:style-name="P107"/>
      <text:h text:style-name="P144" text:outline-level="1"><text:bookmark-start text:name="__RefHeading__26620_112587309"/><text:span text:style-name="T82">5 </text:span><text:span text:style-name="T88">Convention</text:span><text:bookmark-end text:name="__RefHeading__26620_112587309"/></text:h>
      <text:p text:style-name="P107">本标准采用了X.680第5章中定义的表示法惯例。</text:p>
      <text:p text:style-name="P107"/>
      <text:h text:style-name="P140" text:outline-level="1"><text:bookmark-start text:name="__RefHeading__8959_611686203"/><text:span text:style-name="T48">6</text:span> Notation<text:bookmark-end text:name="__RefHeading__8959_611686203"/></text:h>
      <text:p text:style-name="P107">这一章总结了定义在本标准中的表示法。</text:p>
      <text:p text:style-name="P107"/>
      <text:h text:style-name="P151" text:outline-level="2"><text:span text:style-name="T48">6</text:span>.<text:span text:style-name="T48">1</text:span> <text:span text:style-name="T162">Constraint</text:span></text:h>
      <text:p text:style-name="P93"><text:span text:style-name="T48">下面的产生式定义在本标准中，这个产生式用作X.680</text:span><text:span text:style-name="T54">45.6</text:span><text:span text:style-name="T48">中的</text:span><text:span text:style-name="T38">"ConstraintSpec"</text:span><text:span text:style-name="T48">的可选项。</text:span></text:p>
      <text:p text:style-name="P100"><text:span text:style-name="T59"><text:tab/>– GeneralConstraint (see </text:span><text:span text:style-name="T62">8</text:span><text:span text:style-name="T59">.1);</text:span></text:p>
      <text:p text:style-name="P118"><text:span text:style-name="T59"/></text:p>
      <text:h text:style-name="P140" text:outline-level="1"><text:bookmark-start text:name="__RefHeading__26622_112587309"/>7 ASN.1 lexical items<text:bookmark-end text:name="__RefHeading__26622_112587309"/></text:h>
      <text:p text:style-name="P91">作为对于X.680第11章中描述的词法术语的补充，本标准中使用下面章节描述的词法术语。可以应用到这些词法术语的规则定义在X.680 11.1中。新的词法使用X.680第10章中定义的字符集。</text:p>
      <text:p text:style-name="P107"/>
      <text:h text:style-name="P152" text:outline-level="2">7.1<text:span text:style-name="T57"> </text:span><text:span text:style-name="T163">Additional keywords</text:span></text:h>
      <text:p text:style-name="P109"><text:span text:style-name="T74">列举在X.680 11.27中的名字</text:span><text:span text:style-name="T155">CONSTRAINED, CONTAINING, ENCODED and BY</text:span><text:span text:style-name="T72"> </text:span><text:span text:style-name="T74">作为保留字。</text:span></text:p>
      <text:p text:style-name="P107"/>
      <text:h text:style-name="P140" text:outline-level="1"><text:bookmark-start text:name="__RefHeading__26624_112587309"/>8 <text:span text:style-name="T118">General constraint specification</text:span><text:bookmark-end text:name="__RefHeading__26624_112587309"/></text:h>
      <text:h text:style-name="P151" text:outline-level="2">8.1</text:h>
      <text:p text:style-name="P91"><text:span text:style-name="T37">"GeneralConstraint"</text:span>产生式结构：</text:p>
      <text:p text:style-name="P128"><text:tab/>GeneralConstraint ::=</text:p>
      <text:p text:style-name="P127"><text:tab/><text:tab/>UserDefinedConstraint</text:p>
      <text:p text:style-name="P127"><text:tab/> <text:s text:c="13"/>| TableConstraint</text:p>
      <text:p text:style-name="P95"><text:span text:style-name="T58"><text:tab/> <text:s text:c="13"/>| ContentsConstraint</text:span></text:p>
      <text:p text:style-name="P118"><text:span text:style-name="T59"/></text:p>
      <text:h text:style-name="P147" text:outline-level="2">8.2</text:h>
      <text:p text:style-name="P106">约束的多种描述定义如下：</text:p>
      <text:p text:style-name="P101">a) "UserDefinedConstraint", in clause 9;</text:p>
      <text:p text:style-name="P101">b) "TableConstraint", in clause 10;</text:p>
      <text:p text:style-name="P99"><text:span text:style-name="T59">c) "ContentsConstraint", in clause 11.</text:span></text:p>
      <text:p text:style-name="P3"><text:soft-page-break/></text:p>
      <text:h text:style-name="P143" text:outline-level="1"><text:bookmark-start text:name="__RefHeading__22035_346319175"/><text:span text:style-name="T83">9 </text:span><text:span text:style-name="T89">User-defined constraints</text:span><text:bookmark-end text:name="__RefHeading__22035_346319175"/></text:h>
      <text:p text:style-name="P77"><text:span text:style-name="T90">NOTE 1 – </text:span><text:span text:style-name="T9">约束描述的这种形式可以被看作是ASN.1注释的特殊形式，因为它不能够完全机器可处理的。但是自动工具可能使用特殊的用户定义约束来调用用户提供的约束检查。</text:span></text:p>
      <text:p text:style-name="Standard"><text:span text:style-name="T122">NOTE 2 – </text:span><text:span text:style-name="T125">协议的设计值应该注意因为这种形式的约束定义不是机器完全处理的，所以这种约束是不大容易被自动工具处理的。</text:span></text:p>
      <text:p text:style-name="P78"/>
      <text:h text:style-name="P147" text:outline-level="2">9.1</text:h>
      <text:p text:style-name="P24">用户定义约束的描述语法如下：</text:p>
      <text:p text:style-name="P45"><text:tab/>UserDefinedConstraint ::=</text:p>
      <text:p text:style-name="P46"><text:span text:style-name="T146"><text:tab/><text:tab/>CONSTRAINED BY </text:span><text:span text:style-name="T147">"</text:span><text:span text:style-name="T146">{</text:span><text:span text:style-name="T147">" UserDefinedConstraintParameter "," * "</text:span><text:span text:style-name="T146">}</text:span><text:span text:style-name="T147">"</text:span></text:p>
      <text:p text:style-name="P7"/>
      <text:h text:style-name="P147" text:outline-level="2">9.2</text:h>
      <text:p text:style-name="P25">推荐被注释引用的实际约束应该放在括号中<text:span text:style-name="T127">( "</text:span><text:span text:style-name="T148">{</text:span><text:span text:style-name="T127">" and "</text:span><text:span text:style-name="T148">}</text:span><text:span text:style-name="T127">" ).</text:span>。这个注释清晰的声明了约束被<text:span text:style-name="T127">"UserDefinedConstraint"</text:span>指定。</text:p>
      <text:p text:style-name="P58"><text:span text:style-name="T124">NOTE – </text:span><text:span text:style-name="T59">如果在括号中包含</text:span><text:span text:style-name="T124">"UserDefinedConstraintParameter"</text:span><text:span text:style-name="T59">，那么注释可能提前，错后或者在其中进行解释，视定义者方便而定。</text:span></text:p>
      <text:p text:style-name="P7"/>
      <text:h text:style-name="P147" text:outline-level="2">9.3</text:h>
      <text:p text:style-name="P26">实际被应用的约束可能依赖于一些参数。对于每一个这样的参数，一个<text:span text:style-name="T127">"UserDefinedConstraintParameter"</text:span>应该包含在<text:span text:style-name="T127">"UserDefinedConstraint"</text:span>中。每一个<text:span text:style-name="T127">"UserDefinedConstraintParameter"</text:span>应该是<text:span text:style-name="T127">"Value", "ValueSet", "Object", "ObjectSet", "Type" or</text:span></text:p>
      <text:p text:style-name="P26"><text:span text:style-name="T127">"DefinedObjectClass"</text:span>，它们是内联定义的或者是引用名字。</text:p>
      <text:p text:style-name="P22"><text:span text:style-name="T126">NOTE – </text:span><text:span text:style-name="T7">如果</text:span><text:span text:style-name="T126">"UserDefinedConstraint"</text:span><text:span text:style-name="T7">被用在</text:span><text:span text:style-name="T126">"ParameterizedAssignment"</text:span><text:span text:style-name="T7">中，引用名可能是一个假参数。</text:span></text:p>
      <text:p text:style-name="P56"><text:tab/>UserDefinedConstraintParameter ::=</text:p>
      <text:p text:style-name="P54"><text:tab/><text:tab/>Governor "<text:span text:style-name="T146">:</text:span>" Value</text:p>
      <text:p text:style-name="P54"><text:tab/> <text:s text:c="13"/>| Governor "<text:span text:style-name="T146">:</text:span>" ValueSet</text:p>
      <text:p text:style-name="P54"><text:tab/> <text:s text:c="13"/>| Governor "<text:span text:style-name="T146">:</text:span>" Object</text:p>
      <text:p text:style-name="P54"><text:tab/> <text:s text:c="13"/>| Governor "<text:span text:style-name="T146">:</text:span>" ObjectSet</text:p>
      <text:p text:style-name="P54"><text:tab/> <text:s text:c="13"/>| Type</text:p>
      <text:p text:style-name="P79"><text:tab/> <text:s text:c="13"/>| DefinedObjectClass</text:p>
      <text:p text:style-name="P30"><text:span text:style-name="T48">表示法</text:span><text:span text:style-name="T128">"Governor"</text:span><text:span text:style-name="T48">定义在X.683中。当使用第一个或者第二个可选项的时候，</text:span><text:span text:style-name="T128">"Governor"</text:span><text:span text:style-name="T48">应该是</text:span><text:span text:style-name="T128">"Type"</text:span><text:span text:style-name="T48">。当使用第三个或者第四个可选项的时候，</text:span><text:span text:style-name="T128">"Governor"</text:span><text:span text:style-name="T48">应该是</text:span><text:span text:style-name="T128">"DefinedObjectClass"</text:span><text:span text:style-name="T48">。</text:span></text:p>
      <text:p text:style-name="P24"/>
      <text:p text:style-name="P3"/>
      <text:h text:style-name="P147" text:outline-level="2"><text:soft-page-break/>9.4 Example</text:h>
      <text:p text:style-name="P31"><text:span text:style-name="T48">如果一个应用的设计者想要描述某个组件是位串类型，它携带一些ASN.1类型的加密值</text:span><text:span text:style-name="T50">(每</text:span><text:span text:style-name="T50">个组件都不同)，那么(使用X.683中的参数化)被参数化的</text:span><text:span text:style-name="T93">ENCRYPTED</text:span><text:span text:style-name="T138"> </text:span><text:span text:style-name="T50">类型定义如下：</text:span></text:p>
      <text:p text:style-name="P80"><text:tab/>ENCRYPTED {ToBeEnciphered} ::= BIT STRING</text:p>
      <text:p text:style-name="P54"><text:tab/><text:tab/>(CONSTRAINED BY</text:p>
      <text:p text:style-name="P54"><text:tab/><text:tab/>{<text:span text:style-name="T4">-- must be the result of the encipherment of some BER-encoded</text:span></text:p>
      <text:p text:style-name="P54"><text:span text:style-name="T4"><text:tab/><text:tab/> -- value of -- </text:span>ToBeEnciphered}</text:p>
      <text:p text:style-name="P54"><text:tab/><text:tab/>! Error : securityViolation)</text:p>
      <text:p text:style-name="P79"><text:tab/>Error ::= ENUMERATED {securityViolation}</text:p>
      <text:p text:style-name="P84">并且使用这个BIT STRING参数化的子类型ENCRYPTED将会变的很简单：</text:p>
      <text:p text:style-name="P80"><text:tab/>ENCRYPTED{SecurityParameters}</text:p>
      <text:p text:style-name="P84">或者设计者有等价的乖想法：</text:p>
      <text:p text:style-name="P80"><text:tab/>BIT STRING (ENCRYPTED{SecurityParameters})</text:p>
      <text:p text:style-name="P14"><text:span text:style-name="T94">securityViolation</text:span><text:span text:style-name="T142"> </text:span><text:span text:style-name="T76">是用来处理本地安全策略的。</text:span></text:p>
      <text:p text:style-name="P3"/>
      <text:h text:style-name="P143" text:outline-level="1"><text:bookmark-start text:name="__RefHeading__22037_346319175"/><text:span text:style-name="T83">10 </text:span><text:span text:style-name="T89">Table constraints, including component relation constraints</text:span><text:bookmark-end text:name="__RefHeading__22037_346319175"/></text:h>
      <text:p text:style-name="P76"><text:span text:style-name="T84">NOTE 1 – </text:span><text:span text:style-name="T156">信息对象类，信息对象，信息对象集合和对象类域类型都定义在X.681.这一章假设读者已经对这些概念有所了解。</text:span></text:p>
      <text:p text:style-name="P76">NOTE 2 – <text:span text:style-name="T98">这一章描述了表约束程序使用信息对象集合，这些信息对象集合在定义的父类型的主要产生式中被标识，换句话说是由协议的设计者定义和标识。这部满足实际的信息对象集合的要求，这些信息对象集合被用在从一种语法到另一种语法变化的特殊语法的约束中。X.683中提供了一种表示法，允许信息对象集合作为参数用在这样的约束中，这些参数值由变化的组在以后使用。</text:span></text:p>
      <text:p text:style-name="P74">Example</text:p>
      <text:p text:style-name="P73"><text:span text:style-name="T157">为了达到演示这章的内容的目的，使用了下面的例子。一个</text:span><text:span text:style-name="T153">ErrorReturn</text:span><text:span text:style-name="T150"> </text:span><text:span text:style-name="T157">类型带有一个</text:span><text:span text:style-name="T154">errorCategory</text:span><text:span text:style-name="T151"> </text:span><text:span text:style-name="T157">以及一个或者多个与来自于</text:span><text:span text:style-name="T154">errorCategory</text:span><text:span text:style-name="T151"> </text:span><text:span text:style-name="T157">的</text:span><text:span text:style-name="T154">errorInfo</text:span><text:span text:style-name="T151"> </text:span><text:span text:style-name="T157">关联的</text:span><text:span text:style-name="T154">errorCodes</text:span><text:span text:style-name="T157">。由信息对象类</text:span><text:span text:style-name="T154">ERROR-CLASS</text:span><text:span text:style-name="T151"> </text:span><text:span text:style-name="T157">提供，定义在信息对象集合</text:span><text:span text:style-name="T154">ErrorSet</text:span><text:span text:style-name="T151"> </text:span><text:span text:style-name="T157">中的对象的指定集合，这个集合被用来约束</text:span><text:span text:style-name="T154">ErrorReturn</text:span><text:span text:style-name="T151"> </text:span><text:span text:style-name="T157">的域。</text:span></text:p>
      <text:p text:style-name="P75"><text:tab/>ERROR-CLASS ::= CLASS</text:p>
      <text:p text:style-name="P60"><text:tab/>{</text:p>
      <text:p text:style-name="P60"><text:tab/><text:tab/>&amp;category PrintableString (SIZE(1)),</text:p>
      <text:p text:style-name="P60"><text:tab/><text:tab/>&amp;code INTEGER,</text:p>
      <text:p text:style-name="P60"><text:tab/><text:tab/>&amp;Type</text:p>
      <text:p text:style-name="P60"><text:tab/>}</text:p>
      <text:p text:style-name="P62"><text:tab/>WITH SYNTAX {&amp;category &amp;code &amp;Type}</text:p>
      <text:p text:style-name="P71"/>
      <text:p text:style-name="P75"><text:tab/>ErrorSet ERROR-CLASS ::=</text:p>
      <text:p text:style-name="P61"><text:soft-page-break/><text:tab/>{ </text:p>
      <text:p text:style-name="P61"><text:tab/><text:tab/>{"A" 1 INTEGER} |</text:p>
      <text:p text:style-name="P60"><text:tab/><text:tab/>{"A" 2 REAL} |</text:p>
      <text:p text:style-name="P60"><text:tab/><text:tab/>{"B" 1 CHARACTER STRING} |</text:p>
      <text:p text:style-name="P60"><text:tab/><text:tab/>{"B" 2 GeneralString}</text:p>
      <text:p text:style-name="P62"><text:tab/>}</text:p>
      <text:p text:style-name="P71"/>
      <text:p text:style-name="P75">ErrorReturn ::= SEQUENCE</text:p>
      <text:p text:style-name="P60">{</text:p>
      <text:p text:style-name="P60"><text:tab/>errorCategory ERROR-CLASS.&amp;category ({ErrorSet}) OPTIONAL,</text:p>
      <text:p text:style-name="P60"><text:tab/>errors SEQUENCE OF SEQUENCE</text:p>
      <text:p text:style-name="P60"><text:tab/>{</text:p>
      <text:p text:style-name="P60"><text:tab/>errorCode ERROR-CLASS.&amp;code ({ErrorSet}{@errorCategory}),</text:p>
      <text:p text:style-name="P60"><text:tab/>errorInfo ERROR-CLASS.&amp;Type ({ErrorSet}<text:tab/>{@errorCategory,@.errorCode})</text:p>
      <text:p text:style-name="P60"><text:tab/>} OPTIONAL</text:p>
      <text:p text:style-name="P62">}</text:p>
      <text:p text:style-name="P72"><text:span text:style-name="T152">ErrorSet</text:span><text:span text:style-name="T139"> </text:span>的关联表可以描述如下：</text:p>
      <table:table table:name="表1" table:style-name="表1">
        <table:table-column table:style-name="表1.A" table:number-columns-repeated="3"/>
        <table:table-row>
          <table:table-cell table:style-name="表1.A1" office:value-type="string">
            <text:p text:style-name="P70">&amp;category</text:p>
          </table:table-cell>
          <table:table-cell table:style-name="表1.A1" office:value-type="string">
            <text:p text:style-name="P70">&amp;code</text:p>
          </table:table-cell>
          <table:table-cell table:style-name="表1.C1" office:value-type="string">
            <text:p text:style-name="P70">&amp;code &amp;Type</text:p>
          </table:table-cell>
        </table:table-row>
        <table:table-row>
          <table:table-cell table:style-name="表1.A2" office:value-type="string">
            <text:p text:style-name="P70">"A"</text:p>
            <text:p text:style-name="P70">"A"</text:p>
            <text:p text:style-name="P70">"B"</text:p>
            <text:p text:style-name="P70">"B"</text:p>
          </table:table-cell>
          <table:table-cell table:style-name="表1.A2" office:value-type="string">
            <text:p text:style-name="P70">1</text:p>
            <text:p text:style-name="P70">2</text:p>
            <text:p text:style-name="P70">1</text:p>
            <text:p text:style-name="P70">2</text:p>
          </table:table-cell>
          <table:table-cell table:style-name="表1.C2" office:value-type="string">
            <text:p text:style-name="P70">INTEGER</text:p>
            <text:p text:style-name="P70">REAL</text:p>
            <text:p text:style-name="P70">CHARACTER STRING</text:p>
            <text:p text:style-name="P70">GeneralString</text:p>
          </table:table-cell>
        </table:table-row>
      </table:table>
      <text:p text:style-name="P71"/>
      <text:h text:style-name="P147" text:outline-level="2">10.1</text:h>
      <text:p text:style-name="P15"><text:span text:style-name="T77">表约束仅仅能够用在类型</text:span><text:span text:style-name="T132">"ObjectClassFieldType" or an "InstanceOfType"</text:span><text:span text:style-name="T77">中。前一种情况定义在本章的剩下的篇幅中，后一种情况定在附录A中。</text:span></text:p>
      <text:p text:style-name="P8"/>
      <text:h text:style-name="P147" text:outline-level="2">10.2</text:h>
      <text:p text:style-name="P15"><text:span text:style-name="T76">一个</text:span><text:span text:style-name="T131">"ObjectClassFieldType"</text:span><text:span text:style-name="T76">标识一个信息对象类，以及一个这个类可允许的</text:span><text:span text:style-name="T131">"FieldName"</text:span><text:span text:style-name="T76">。表约束表示信息对象的集合，这个信息对象的关联表确定了集合的被约束的值。</text:span></text:p>
      <text:p text:style-name="P3"/>
      <text:h text:style-name="P147" text:outline-level="2">10.3</text:h>
      <text:p text:style-name="P32"><text:span text:style-name="T128">"TableConstraint"</text:span><text:span text:style-name="T48">标识符：</text:span></text:p>
      <text:p text:style-name="P81"><text:tab/>TableConstraint ::=</text:p>
      <text:p text:style-name="P54"><text:soft-page-break/><text:tab/><text:tab/>SimpleTableConstraint |</text:p>
      <text:p text:style-name="P54"><text:tab/><text:tab/>ComponentRelationConstraint</text:p>
      <text:p text:style-name="P79"><text:tab/>SimpleTableConstraint ::= ObjectSet</text:p>
      <text:p text:style-name="P9"/>
      <text:h text:style-name="P147" text:outline-level="2">10.4</text:h>
      <text:p text:style-name="P36"><text:span text:style-name="T128">"SimpleTableConstraint"</text:span><text:span text:style-name="T39">中的</text:span><text:span text:style-name="T128">"ObjectSet"</text:span><text:span text:style-name="T39">是由出现在正在被约束的</text:span><text:span text:style-name="T128">"ObjectClassFieldType"</text:span><text:span text:style-name="T39">中的类管辖的。</text:span></text:p>
      <text:p text:style-name="P9"/>
      <text:h text:style-name="P147" text:outline-level="2">10.5</text:h>
      <text:p text:style-name="P32"><text:span text:style-name="T128">"SimpleTableConstraint"</text:span><text:span text:style-name="T47">的语义使用约束信息对象集合的关联表指定。</text:span></text:p>
      <text:p text:style-name="P85"/>
      <text:h text:style-name="P147" text:outline-level="2">10.6</text:h>
      <text:p text:style-name="P37"><text:span text:style-name="T39">正在约束的类型的</text:span><text:span text:style-name="T128">"FieldName"</text:span><text:span text:style-name="T39">用来选择约束表的适当的列，使用如下规则：</text:span></text:p>
      <text:p text:style-name="P39"><text:span text:style-name="T129">a) </text:span><text:span text:style-name="T47">对于一个类型域，组件被这个列的任何行中的任意一个类型的任何值约束。</text:span></text:p>
      <text:p text:style-name="P41"><text:span text:style-name="T126">b) </text:span><text:span text:style-name="T46">对于值域，组件被这个列的任何行中的任何一个值约束。</text:span></text:p>
      <text:p text:style-name="P39"><text:span text:style-name="T129">c) </text:span><text:span text:style-name="T47">对于值集合域，组件被这个列的任意一行的值集合中的任何一个值约束。</text:span></text:p>
      <text:p text:style-name="P21"><text:span text:style-name="T129">NOTE – </text:span><text:span text:style-name="T47">对于一些给定的对象集合，如果上面的算法没有产生合法的值，如果组件出现在约束类型的之中那么通常是违背了约束。</text:span></text:p>
      <text:p text:style-name="P97"/>
      <text:p text:style-name="P64">Example</text:p>
      <text:p text:style-name="P33"><text:span text:style-name="T48">对于第10章中的例子，将规则b应用到组件</text:span><text:span text:style-name="T92">errorCategory</text:span><text:span text:style-name="T141"> </text:span><text:span text:style-name="T48">中：</text:span></text:p>
      <text:p text:style-name="P63">errorCategory ERROR-CLASS.&amp;category ({ErrorSet}) OPTIONAL,</text:p>
      <text:p text:style-name="P27"><text:span text:style-name="T91">ErrorSet</text:span><text:span text:style-name="T140"> </text:span>的关联表约束它的可能值只有<text:span text:style-name="T91">"A"</text:span>和<text:span text:style-name="T91">"B"</text:span>。</text:p>
      <text:p text:style-name="P10"/>
      <text:h text:style-name="P147" text:outline-level="2">10.7</text:h>
      <text:p text:style-name="P98">组件关联约束使用信息对象结合的关联表，产生式如下：</text:p>
      <text:p text:style-name="P55"><text:span text:style-name="T51"><text:tab/></text:span><text:span text:style-name="T48">ComponentRelationConstraint ::=</text:span></text:p>
      <text:p text:style-name="P54"><text:tab/><text:tab/>"<text:span text:style-name="T146">{</text:span>" DefinedObjectSet "<text:span text:style-name="T146">}</text:span>" "<text:span text:style-name="T146">{</text:span>" AtNotation "," + "<text:span text:style-name="T146">}</text:span>"</text:p>
      <text:p text:style-name="P54"><text:tab/>AtNotation ::=</text:p>
      <text:p text:style-name="P54"><text:tab/><text:tab/>"<text:span text:style-name="T146">@</text:span>" ComponentIdList |</text:p>
      <text:p text:style-name="P54"><text:tab/><text:tab/>"<text:span text:style-name="T146">@</text:span>." Level ComponentIdList</text:p>
      <text:p text:style-name="P54"><text:tab/>Level ::= "<text:span text:style-name="T146">.</text:span>" Level | empty</text:p>
      <text:p text:style-name="P53"><text:span text:style-name="T147"><text:tab/>ComponentIdList ::= identifier "</text:span><text:span text:style-name="T146">.</text:span><text:span text:style-name="T147">" +</text:span></text:p>
      <text:p text:style-name="P86"/>
      <text:h text:style-name="P147" text:outline-level="2">10.8</text:h>
      <text:p text:style-name="P16"><text:span text:style-name="T131">"ComponentIdList"</text:span><text:span text:style-name="T76">中的每个</text:span><text:span text:style-name="T131">"identifier"</text:span><text:span text:style-name="T76">表示一个组件，它们的父类型是SET, SEQUENCE或</text:span><text:soft-page-break/><text:span text:style-name="T76">者CHOICE类型，如果一个组件不是SET, SEQUENCE或CHOICE类型，那么应该是最后一个</text:span><text:span text:style-name="T131">"identifier"</text:span><text:span text:style-name="T76">。</text:span></text:p>
      <text:p text:style-name="P87"/>
      <text:h text:style-name="P148" text:outline-level="2">10.9</text:h>
      <text:p text:style-name="P34"><text:span text:style-name="T48">当父类型是SET或者SEQUENCE的时候，</text:span><text:span text:style-name="T128">"identifier"</text:span><text:span text:style-name="T48">应该是</text:span><text:span text:style-name="T128">"ComponentTypeLists"</text:span><text:span text:style-name="T48">中的这个父类型的</text:span><text:span text:style-name="T128">"NamedType"</text:span><text:span text:style-name="T48">的</text:span><text:span text:style-name="T128">"identifier"</text:span><text:span text:style-name="T48">。当父类型是CHOICE类型的时候，</text:span><text:span text:style-name="T128">"identifier"</text:span><text:span text:style-name="T48">应该是CHOICE类型的</text:span><text:span text:style-name="T128">"AlternativeTypeLists"</text:span><text:span text:style-name="T48">中的</text:span><text:span text:style-name="T128">"NamedType"</text:span><text:span text:style-name="T48">的</text:span><text:span text:style-name="T128">"identifier"</text:span><text:span text:style-name="T48">。</text:span></text:p>
      <text:p text:style-name="P11"/>
      <text:h text:style-name="P148" text:outline-level="2">10.10</text:h>
      <text:p text:style-name="P35"><text:span text:style-name="T128">"AtNotation"</text:span><text:span text:style-name="T48">提供了一个指向ASN.1结构的其他组件的指针。</text:span><text:span text:style-name="T128">"ComponentIdList"</text:span><text:span text:style-name="T48">中的第一个</text:span><text:span text:style-name="T128">"identifier"</text:span><text:span text:style-name="T48">的父类型结构按照如下方式确定：</text:span></text:p>
      <text:p text:style-name="P40"><text:span text:style-name="T129">a) </text:span><text:span text:style-name="T8">如果</text:span><text:span text:style-name="T129">"AtNotation" </text:span><text:span text:style-name="T8">的第一个可选项被选择</text:span><text:span text:style-name="T10">(在@后面没有.)，这样父类型结构就是包围在SET, SEQUENCE或者CHOICE类型的最外层的文本。</text:span></text:p>
      <text:p text:style-name="P40"><text:span text:style-name="T129">b) </text:span><text:span text:style-name="T8">如果选择第二个可选项</text:span><text:span text:style-name="T10">(在@后面是.)，父类型结构通过从等同于跟在</text:span><text:span text:style-name="T130">"</text:span><text:span text:style-name="T149">@</text:span><text:span text:style-name="T130">."</text:span><text:span text:style-name="T10">后面的额外的</text:span><text:span text:style-name="T130">"</text:span><text:span text:style-name="T149">.</text:span><text:span text:style-name="T130">"</text:span><text:span text:style-name="T10">的数目的层级数目的包围在SET，SEQUENCE类型的内部文本开始向上移动。额外的</text:span><text:span text:style-name="T130">"</text:span><text:span text:style-name="T149">.</text:span><text:span text:style-name="T130">"</text:span><text:span text:style-name="T10">的数目不应该超过包含在</text:span><text:span text:style-name="T130">"AtNotation"</text:span><text:span text:style-name="T10">出现的SET或SEQUENCE类型的内层结构的数目。</text:span></text:p>
      <text:p text:style-name="P59"><text:span text:style-name="T123">NOTE – </text:span><text:span text:style-name="T59">只有当</text:span><text:span text:style-name="T123">"AtNotation"</text:span><text:span text:style-name="T59">出现在SET或SEQUENCE类型中，并且引用的其他域也出现在相同的SET或SEQUENCE类型中的时候才是合法的，即使由于约束与SEQUENCE, SEQUENCE OF, SET或SET OF， CHOICE类型合并产生不同的嵌套级别的时候也是如厕。</text:span></text:p>
      <text:p text:style-name="P88"/>
      <text:p text:style-name="P103">Example</text:p>
      <text:p text:style-name="P17"><text:span text:style-name="T76">下面的</text:span><text:span text:style-name="T97">"</text:span><text:span text:style-name="T94">@...</text:span><text:span text:style-name="T97">"</text:span><text:span text:style-name="T145"> </text:span><text:span text:style-name="T76">例子展示了上面b情况的：</text:span></text:p>
      <text:p text:style-name="P82"><text:tab/>ErrorMessage ::= SEQUENCE {</text:p>
      <text:p text:style-name="P54"><text:tab/><text:tab/>severity ERROR.&amp;severity({Errors}),</text:p>
      <text:p text:style-name="P54"><text:tab/><text:tab/>parameters SEQUENCE OF SEQUENCE {</text:p>
      <text:p text:style-name="P54"><text:tab/><text:tab/><text:tab/>errorId ERROR.&amp;id({Errors}),</text:p>
      <text:p text:style-name="P54"><text:tab/><text:tab/><text:tab/>data SEQUENCE OF SEQUENCE {</text:p>
      <text:p text:style-name="P54"><text:tab/><text:tab/><text:tab/><text:tab/>value ERROR.&amp;Type({Errors}{@severity,@...errorId}),</text:p>
      <text:p text:style-name="P79"><text:tab/><text:tab/><text:tab/><text:tab/>text VisibleString}}}</text:p>
      <text:p text:style-name="P88"/>
      <text:p text:style-name="P88"/>
      <text:p text:style-name="P11"/>
      <text:h text:style-name="P148" text:outline-level="2">10.11</text:h>
      <text:p text:style-name="P17"><text:span text:style-name="T76">这个表示法使用的组件是引用组件，被</text:span><text:span text:style-name="T131">"AtNotation"</text:span><text:span text:style-name="T76">标识的组件是被应用组件。</text:span></text:p>
      <text:p text:style-name="P12"/>
      <text:h text:style-name="P148" text:outline-level="2"><text:soft-page-break/>10.12</text:h>
      <text:p text:style-name="P28"><text:span text:style-name="T127">"ObjectSet" (see 10.3) or the "DefinedObjectSet" (see 10.7) </text:span>是约束集合，从它派生来的关联表是约束表。</text:p>
      <text:p text:style-name="P3"/>
      <text:h text:style-name="P148" text:outline-level="2">10.13</text:h>
      <text:p text:style-name="P18"><text:span text:style-name="T76">组件关联约束只能用在封闭的</text:span><text:span text:style-name="T131">"Type"</text:span><text:span text:style-name="T78">(被约束的类型)，这个类型通常包含所有被引用的组件。被约束类型被定义成满足上述条件的内部</text:span><text:span text:style-name="T133">"Type"</text:span><text:span text:style-name="T78">。</text:span></text:p>
      <text:p text:style-name="P3"/>
      <text:p text:style-name="P102">Example</text:p>
      <text:p text:style-name="P19"><text:span text:style-name="T48">在第10章的例子中，被约束类型就是 </text:span><text:span text:style-name="T94">ErrorReturn</text:span></text:p>
      <text:p text:style-name="P57"><text:span text:style-name="T123">NOTE – </text:span><text:span text:style-name="T59">在某些方面可能将约束的使用视为使用被应用的组件的值表示约束表的行，然后使用适当的列的值取约束引用组件。以这样的观点，被引用组件本身不能够被视为被约束的。但是下面的行为略微有些不同。它将约束视为操作被约束类型的所有可能值</text:span><text:span text:style-name="T60">(就像上面解释的那样，不是被引用的组件)，并且选择一些值来满足约束。这样就可能造成一个值得问题，被约束的类型的值不包含引用组件以及一个或者多个被引用组件的值，也不包含约束类型的值，在约束类型中一个被引用组件拥有不符合任何约束表的行的值。</text:span></text:p>
      <text:p text:style-name="P3"/>
      <text:h text:style-name="P149" text:outline-level="2">10.14</text:h>
      <text:p text:style-name="P20"><text:span text:style-name="T76">引用组件和所有的被引用组件都要求是引用相同类的</text:span><text:span text:style-name="T131">"ObjectClassFieldType"</text:span><text:span text:style-name="T76">。约束集合要求是这个类的信息对象集合。被引用的组件要求是与引用组件相同对象集合约束的值域或者值集合域。</text:span></text:p>
      <text:p text:style-name="P3"/>
      <text:p text:style-name="P65">Example</text:p>
      <text:p text:style-name="P51"><text:span text:style-name="T73">在第10章的例子中，</text:span><text:span text:style-name="T144">"ObjectClassFieldType"</text:span><text:span text:style-name="T73">都是类</text:span><text:span text:style-name="T95">ERROR-CLASS</text:span><text:span text:style-name="T73">，</text:span><text:span text:style-name="T95">ErrorSet</text:span><text:span text:style-name="T143"> </text:span><text:span text:style-name="T73">作为约束集合。</text:span></text:p>
      <text:p text:style-name="P113"/>
      <text:h text:style-name="P150" text:outline-level="2">10.15</text:h>
      <text:p text:style-name="P114">接下来的段落确定满足约束的被约束类型的值集合。</text:p>
      <text:p text:style-name="P114"/>
      <text:h text:style-name="P150" text:outline-level="2">10.16</text:h>
      <text:p text:style-name="P67">如果引用类型在被约束类型的值中没有出现，那么这个值总是满足约束。</text:p>
      <text:p text:style-name="P67"/>
      <text:p text:style-name="P65">Example</text:p>
      <text:p text:style-name="P68">在第10章中的例子中，如果组件<text:span text:style-name="T96">errors</text:span><text:span text:style-name="T136"> </text:span>不存在，那么在 <text:span text:style-name="T96">errors</text:span><text:span text:style-name="T136"> </text:span>上的约束总是满足的。</text:p>
      <text:p text:style-name="P67"/>
      <text:h text:style-name="P150" text:outline-level="2">10.17</text:h>
      <text:p text:style-name="P67">如果任何被引用的组件在被约束的类型中没有出现，那么这个值不满足约束，除非引用组件<text:soft-page-break/>也没有出现，在这种情况下约束总是满足的。</text:p>
      <text:p text:style-name="P67"/>
      <text:h text:style-name="P150" text:outline-level="2">10.18</text:h>
      <text:p text:style-name="P67">如果所有的被引用组件出现并且引用组件出现，那么约束不被满足，除非对于每一个选在的行，在约束表中存在一个或者多个这样的被选择的如下这样的行：</text:p>
      <text:p text:style-name="P42"><text:span text:style-name="T126">a) </text:span><text:span text:style-name="T158">每一个值域的被引用的组件拥有一个被选在的行的相应列的值。</text:span></text:p>
      <text:p text:style-name="P38"><text:span text:style-name="T135">b) </text:span><text:span text:style-name="T160">每一个值集合域的被引用组件拥有一个被选在行的相应列的值集合中的一个值。</text:span></text:p>
      <text:p text:style-name="P67"/>
      <text:h text:style-name="P150" text:outline-level="2">10.19</text:h>
      <text:p text:style-name="P67">仅当引用组件满足一个简单表约束的时候，约束被满足了。对于简单的表约束是通过对引用组件选在的行应用一个表约束来获得的。</text:p>
      <text:p text:style-name="P67"/>
      <text:p text:style-name="P66">Example</text:p>
      <text:p text:style-name="P52"><text:span text:style-name="T159">在第10章的例子中，组件</text:span><text:span text:style-name="T94">errorCategory</text:span><text:span text:style-name="T97">, </text:span><text:span text:style-name="T94">errorCode</text:span><text:span text:style-name="T97">, and </text:span><text:span text:style-name="T94">errorInfo </text:span><text:span text:style-name="T159">拥有关联表</text:span><text:span text:style-name="T94">ErrorSet</text:span><text:span text:style-name="T137"> </text:span><text:span text:style-name="T159">的一个相应的行。</text:span></text:p>
      <text:p text:style-name="P67"/>
      <text:h text:style-name="P150" text:outline-level="2">10.20</text:h>
      <text:p text:style-name="P69">如果<text:span text:style-name="T127">"ObjectClassFieldType"</text:span>通过一个或者多个<text:span text:style-name="T127">"TableConstraint"</text:span>被约束，并且<text:span text:style-name="T127">"FieldName"</text:span>确定了一个类型域，可变类型值域或者可变类型值集合域，在通信的每个实例中，如果被引用的组件中的一个是标识符域，那么选择的行的数目应该是1，此外应该是少有一个被选择。</text:p>
      <text:p text:style-name="P67"/>
      <text:p text:style-name="P66">Example</text:p>
      <text:p text:style-name="P52"><text:span text:style-name="T159">在第10章的例子中，如果将来有一个对象</text:span><text:span text:style-name="T94">{"B" 2 PrintableString}</text:span><text:span text:style-name="T159">，那么将会有更多的被选择行。</text:span></text:p>
      <text:p text:style-name="P67"/>
      <text:h text:style-name="P143" text:outline-level="1"><text:bookmark-start text:name="__RefHeading__22039_346319175"/><text:span text:style-name="T83">11 </text:span><text:span text:style-name="T89">Contents constraints</text:span><text:bookmark-end text:name="__RefHeading__22039_346319175"/></text:h>
      <text:h text:style-name="P148" text:outline-level="2">11.1</text:h>
      <text:p text:style-name="P89">内容约束的语法描述为：</text:p>
      <text:p text:style-name="P116"><text:tab/>ContentsConstraint ::=</text:p>
      <text:p text:style-name="P47"><text:span text:style-name="T146"><text:tab/><text:tab/>CONTAINING </text:span>Type</text:p>
      <text:p text:style-name="P47"><text:tab/> <text:s text:c="13"/>| <text:span text:style-name="T146">ENCODED BY </text:span>Value</text:p>
      <text:p text:style-name="P53"><text:span text:style-name="T99"><text:tab/> <text:s text:c="13"/>| </text:span><text:span text:style-name="T100">CONTAINING </text:span><text:span text:style-name="T99">Type </text:span><text:span text:style-name="T100">ENCODED BY </text:span><text:span text:style-name="T99">Value</text:span></text:p>
      <text:p text:style-name="P3"/>
      <text:h text:style-name="P148" text:outline-level="2">11.2</text:h>
      <text:p text:style-name="P29"><text:span text:style-name="T127">"Value"</text:span>应该是类型对象标识符的值。</text:p>
      <text:p text:style-name="P13"><text:soft-page-break/></text:p>
      <text:h text:style-name="P148" text:outline-level="2">11.3</text:h>
      <text:p text:style-name="P112"><text:span text:style-name="T134">"ContentsConstraint"</text:span><text:span text:style-name="T79">应该仅仅应用在字节串以及不带有</text:span><text:span text:style-name="T134">"NamedBitList"</text:span><text:span text:style-name="T79">的位串。这样的约束类型不应该有进一步的约束应用到它上面，直接或者是通过</text:span><text:span text:style-name="T134">"typereference"</text:span><text:span text:style-name="T79">名字间接的应用。</text:span></text:p>
      <text:p text:style-name="P90"/>
      <text:h text:style-name="P148" text:outline-level="2">11.4</text:h>
      <text:p text:style-name="P94"><text:span text:style-name="T171">"ContentsConstraint"</text:span><text:span text:style-name="T56">的第一个产生式描述了字节串或者位串的抽象值是</text:span><text:span text:style-name="T171">"Type"</text:span><text:span text:style-name="T56">的抽象值的编码。这个</text:span><text:span text:style-name="T171">"Type"</text:span><text:span text:style-name="T56">是由应用于字节串或者位串的编码规则产生的。约束应用如下：</text:span></text:p>
      <text:p text:style-name="P96"><text:span text:style-name="T39">a) </text:span><text:span text:style-name="T11">如果这个约束应用到字节串，如果任何</text:span><text:span text:style-name="T166">"Type" </text:span><text:span text:style-name="T11">的抽象值的编码不是八位的整数倍那么这个描述就是错误的。</text:span></text:p>
      <text:p text:style-name="P96"><text:span text:style-name="T39">b) </text:span><text:span text:style-name="T11">如果字节串或者位串有一个长度约束，</text:span><text:span text:style-name="T166">"Type"</text:span><text:span text:style-name="T11">的抽象值被约束成为那些编码能够被约束的字节串或者位串包含的抽象值。如果没有这样的抽象值，那么描述就是错误的。</text:span></text:p>
      <text:p text:style-name="P90"/>
      <text:h text:style-name="P148" text:outline-level="2">11.5</text:h>
      <text:p text:style-name="P94"><text:span text:style-name="T171">"ContentsConstraint"</text:span><text:span text:style-name="T56">的第二个产生式描述了被对象标识符值</text:span><text:span text:style-name="T171">"Value"</text:span><text:span text:style-name="T56">标识的程序应该被用来产生和解释字节串或者位串的内容。如果字节串或者位串已经被约束了，如果这些程序不能够处理满足约束的编码，那么描述是错误的。</text:span></text:p>
      <text:p text:style-name="P90"/>
      <text:h text:style-name="P148" text:outline-level="2">11.6</text:h>
      <text:p text:style-name="P94"><text:span text:style-name="T171">"ContentsConstraint"</text:span><text:span text:style-name="T56">的第三个产生式描述了字节串或者位串的抽象值是</text:span><text:span text:style-name="T171">"Type"</text:span><text:span text:style-name="T56">的抽象值的编码。</text:span><text:span text:style-name="T171">"Type"</text:span><text:span text:style-name="T56">是由对象标识符值</text:span><text:span text:style-name="T171">"Value"</text:span><text:span text:style-name="T56">标识的编码规则产生的。约束应用如下：</text:span></text:p>
      <text:p text:style-name="P96"><text:span text:style-name="T176">a) </text:span><text:span text:style-name="T11">如果约束应用到一个字节串上，如果</text:span><text:span text:style-name="T177">"Type"</text:span><text:span text:style-name="T11">的抽象值的任何编码不是八位的倍数，那么描述是错误的。</text:span></text:p>
      <text:p text:style-name="P137"><text:span text:style-name="T39">b) </text:span><text:span text:style-name="T11">如果字节串或者位串有长度约束，</text:span><text:span text:style-name="T178">"Type"</text:span><text:span text:style-name="T11">的抽象值被约束为那些能够包含在被约束的字节串或者位串内的值。如果没有这样的值那么描述就是错误的</text:span><text:span text:style-name="T11">。</text:span></text:p>
      <text:p text:style-name="P111"/>
      <text:p text:style-name="P111"><text:span text:style-name="T75"/></text:p>
      <text:p text:style-name="P111"/>
      <text:p text:style-name="P111"/>
      <text:p text:style-name="P111"/>
      <text:p text:style-name="P111"/>
      <text:p text:style-name="P3"/>
      <text:h text:style-name="P153" text:outline-level="2"><text:span text:style-name="T119"/></text:h>
      <text:p text:style-name="P130"><text:span text:style-name="T14"/></text:p>
      <text:p text:style-name="P129"/>
      <text:p text:style-name="P129"/>
      <text:p text:style-name="P129"><text:soft-page-break/></text:p>
      <text:h text:style-name="P142" text:outline-level="1"><text:bookmark-start text:name="__RefHeading__22049_346319175"/><text:span text:style-name="T86">Annex A </text:span><text:span text:style-name="T85">Constraining instance-of types</text:span><text:bookmark-end text:name="__RefHeading__22049_346319175"/></text:h>
      <text:p text:style-name="P44"><text:bookmark-start text:name="__RefHeading__19975_1385791319"/><text:bookmark-end text:name="__RefHeading__19975_138579131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42" text:outline-level="1"><text:bookmark-start text:name="__RefHeading__19977_1385791319"/><text:span text:style-name="T83">Annex B</text:span><text:span text:style-name="T87"> </text:span><text:span text:style-name="T85">Summary of the notation</text:span><text:bookmark-end text:name="__RefHeading__19977_1385791319"/></text:h>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NewPS-BoldMT" svg:font-family="CourierNewPS-BoldMT"/>
    <style:font-face style:name="Mangal1" svg:font-family="Mangal"/>
    <style:font-face style:name="TimesNewRomanPS-BoldMT" svg:font-family="TimesNewRomanPS-BoldMT"/>
    <style:font-face style:name="TimesNewRomanPS-ItalicMT"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imesNewRomanPSMT1" svg:font-family="TimesNewRomanPSMT" style:font-family-generic="roman"/>
    <style:font-face style:name="ＭＳ 明朝" svg:font-family="'ＭＳ 明朝', 'MS Mincho'" style:font-family-generic="roman"/>
    <style:font-face style:name="TimesNewRomanPS-ItalicMT1" svg:font-family="TimesNewRomanPS-ItalicMT" style:font-family-generic="script"/>
    <style:font-face style:name="Arial1" svg:font-family="Arial" style:font-family-generic="swiss"/>
    <style:font-face style:name="Arial,Bold" svg:font-family="'Arial,Bold'" style:font-family-generic="swiss"/>
    <style:font-face style:name="Courier" svg:font-family="Courier" style:font-family-generic="modern" style:font-pitch="fixed"/>
    <style:font-face style:name="Courier New" svg:font-family="'Courier New'" style:font-adornments="Bold" style:font-family-generic="modern" style:font-pitch="fixed"/>
    <style:font-face style:name="CourierNewPSMT" svg:font-family="CourierNewPSMT"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Times New Roman" fo:font-size="12pt" fo:language="en" fo:country="US"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style:font-name-asian="ＭＳ ゴシック" style:font-size-asian="12pt" style:font-name-complex="Arial"/>
    </style:style>
    <style:style style:name="Heading_20_2" style:display-name="Heading 2" style:family="paragraph" style:parent-style-name="Standard" style:next-style-name="Standard" style:default-outline-level="2" style:class="text">
      <style:paragraph-properties fo:keep-with-next="always"/>
      <style:text-properties style:font-name="Arial" style:font-name-asian="ＭＳ ゴシック" style:font-name-complex="Arial"/>
    </style:style>
    <style:style style:name="Heading_20_3" style:display-name="Heading 3" style:family="paragraph" style:parent-style-name="Standard" style:next-style-name="Standard" style:default-outline-level="3" style:class="text">
      <style:paragraph-properties fo:margin="100%" fo:margin-left="0.706cm" fo:margin-right="0cm" fo:margin-top="0cm" fo:margin-bottom="0cm" style:contextual-spacing="false" fo:text-indent="0cm" style:auto-text-indent="false" fo:keep-with-next="always"/>
      <style:text-properties style:font-name="Arial" style:font-name-asian="ＭＳ ゴシック" style:font-name-complex="Arial"/>
    </style:style>
    <style:style style:name="見出しマップ" style:family="paragraph" style:parent-style-name="Standard">
      <style:paragraph-properties fo:background-color="#000080">
        <style:background-image/>
      </style:paragraph-properties>
      <style:text-properties style:font-name="Arial" style:font-name-asian="ＭＳ ゴシック" style:font-name-complex="Ari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4.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bo</meta:initial-creator>
    <meta:creation-date>2012-07-23T16:42:00</meta:creation-date>
    <dc:date>2012-09-19T19:48:14.97</dc:date>
    <meta:editing-cycles>249</meta:editing-cycles>
    <meta:editing-duration>P3DT2H52M25S</meta:editing-duration>
    <meta:generator>LibreOffice/3.6$Windows_x86 LibreOffice_project/815c576-a5d8898-9df72e7-b4d87fe-96ce64</meta:generator>
    <meta:document-statistic meta:table-count="1" meta:image-count="0" meta:object-count="0" meta:page-count="16" meta:paragraph-count="277" meta:word-count="4829" meta:character-count="10706" meta:non-whitespace-character-count="9942"/>
    <meta:user-defined meta:name="Info 1"/>
    <meta:user-defined meta:name="Info 2"/>
    <meta:user-defined meta:name="Info 3"/>
    <meta:user-defined meta:name="Info 4"/>
  </office:meta>
</office:document-meta>
</file>